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vertical-align="top"/>
    </style:style>
    <style:style style:name="gr2" style:family="graphic" style:parent-style-name="standard">
      <style:graphic-properties draw:fill-color="#ffcccc" draw:textarea-vertical-align="middle"/>
    </style:style>
    <style:style style:name="gr3" style:family="graphic" style:parent-style-name="standard">
      <style:graphic-properties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vertical-align="middle"/>
    </style:style>
    <style:style style:name="gr9" style:family="graphic" style:parent-style-name="standard">
      <style:graphic-properties svg:stroke-color="#000000" draw:marker-start="Circle" draw:textarea-vertical-align="middle"/>
    </style:style>
    <style:style style:name="gr10" style:family="graphic" style:parent-style-name="objectwithoutfill">
      <style:graphic-properties svg:stroke-color="#000000" draw:marker-end="Half_20_Circle_20_unfilled" draw:marker-end-width="0.3cm" draw:fill="none" draw:textarea-vertical-align="middl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676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057cm" fo:min-width="0cm"/>
    </style:style>
    <style:style style:name="P1" style:family="paragraph">
      <style:paragraph-properties fo:text-align="start"/>
    </style:style>
    <style:style style:name="P2" style:family="paragraph">
      <style:paragraph-properties fo:text-align="start"/>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9pt" style:font-size-asian="9pt" style:font-size-complex="9pt"/>
    </style:style>
    <style:style style:name="P5" style:family="paragraph">
      <style:paragraph-properties fo:text-align="center"/>
      <style:text-properties fo:font-size="8pt" style:font-size-asian="8pt" style:font-size-complex="8pt"/>
    </style:style>
    <style:style style:name="P6" style:family="paragraph">
      <style:paragraph-properties fo:text-align="center"/>
      <style:text-properties fo:font-size="9pt" fo:font-weight="bold" style:font-size-asian="9pt" style:font-weight-asian="bold" style:font-size-complex="9pt" style:font-weight-complex="bold"/>
    </style:style>
    <style:style style:name="P7" style:family="paragraph">
      <style:paragraph-properties fo:text-align="start"/>
      <style:text-properties fo:font-family="Arial" style:font-family-generic="swiss" style:font-pitch="variable"/>
    </style:style>
    <style:style style:name="P8" style:family="paragraph">
      <style:paragraph-properties fo:text-align="start"/>
      <style:text-properties fo:font-family="Arial" style:font-family-generic="swiss" style:font-pitch="variable" fo:font-size="8pt" style:font-size-asian="8pt" style:font-size-complex="8pt"/>
    </style:style>
    <style:style style:name="P9"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0" style:family="paragraph">
      <style:paragraph-properties style:text-autospace="none"/>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P11" style:family="paragraph">
      <style:paragraph-properties fo:text-align="center"/>
      <style:text-properties fo:font-weight="bold" style:font-weight-asian="bold" style:font-weight-complex="bold"/>
    </style:style>
    <style:style style:name="P12" style:family="paragraph">
      <style:text-properties fo:font-size="18pt"/>
    </style:style>
    <style:style style:name="P13" style:family="paragraph">
      <style:paragraph-properties fo:text-align="center"/>
      <style:text-properties fo:font-size="9pt" fo:font-weight="bold" style:font-weight-asian="bold" style:font-weight-complex="bold"/>
    </style:style>
    <style:style style:name="P14" style:family="paragraph">
      <style:text-properties fo:font-size="9pt" style:font-size-asian="9pt" style:font-size-complex="9pt"/>
    </style:style>
    <style:style style:name="T1" style:family="text">
      <style:text-properties fo:font-size="8pt" style:font-size-asian="8pt" style:font-size-complex="8pt"/>
    </style:style>
    <style:style style:name="T2"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Lucida Sans'" style:font-family-generic-complex="system" style:font-pitch-complex="variable" style:font-size-complex="9pt"/>
    </style:style>
    <style:style style:name="T3" style:family="text">
      <style:text-properties fo:font-size="9pt" style:font-size-asian="9pt" style:font-size-complex="9pt"/>
    </style:style>
    <style:style style:name="T4" style:family="text">
      <style:text-properties fo:font-family="Arial" style:font-family-generic="roman" style:font-pitch="variable" fo:font-size="9pt" fo:font-weight="bold" style:letter-kerning="true" style:font-family-asian="'Microsoft YaHei'" style:font-family-generic-asian="system" style:font-pitch-asian="variable" style:font-size-asian="9pt" style:font-weight-asian="bold" style:font-family-complex="'Lucida Sans'" style:font-family-generic-complex="system" style:font-pitch-complex="variable" style:font-size-complex="9pt" style:font-weight-complex="bold"/>
    </style:style>
    <style:style style:name="T5" style:family="text">
      <style:text-properties fo:font-family="Arial" style:font-family-generic="swiss" style:font-pitch="variable" fo:font-size="8pt" style:letter-kerning="true" style:font-family-asian="'Microsoft YaHei'" style:font-family-generic-asian="system" style:font-pitch-asian="variable" style:font-size-asian="8pt" style:font-family-complex="'Lucida Sans'" style:font-family-generic-complex="system" style:font-pitch-complex="variable" style:font-size-complex="8pt"/>
    </style:style>
    <style:style style:name="T6" style:family="text">
      <style:text-properties fo:font-family="Arial" style:font-family-generic="swiss" style:font-pitch="variable" fo:font-size="8pt" style:letter-kerning="true" style:font-family-asian="'Microsoft YaHei'" style:font-family-generic-asian="system" style:font-pitch-asian="variable" style:font-size-asian="8pt" style:font-family-complex="'Lucida Sans'" style:font-family-generic-complex="system" style:font-pitch-complex="variable" style:font-size-complex="8pt"/>
    </style:style>
    <style:style style:name="T7" style:family="text">
      <style:text-properties fo:color="#000000" style:text-outline="false" style:text-line-through-style="none" fo:font-family="Arial" style:font-family-generic="swiss"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Lucida Sans'"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Arial" style:font-family-generic="swiss"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Lucida Sans'"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Arial" style:font-family-generic="roman" style:font-pitch="variable" fo:font-size="9pt" fo:font-style="normal" fo:text-shadow="none" style:text-underline-style="solid" style:text-underline-width="auto" style:text-underline-color="font-color" fo:font-weight="bold" style:letter-kerning="true" style:font-family-asian="'Microsoft YaHei'" style:font-family-generic-asian="system" style:font-pitch-asian="variable" style:font-size-asian="9pt" style:font-style-asian="normal" style:font-weight-asian="bold" style:font-family-complex="'Lucida San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10" style:family="text">
      <style:text-properties fo:font-size="9pt" fo:font-weight="bold" style:font-size-asian="9pt" style:font-weight-asian="bold" style:font-size-complex="9pt" style:font-weight-complex="bold"/>
    </style:style>
    <style:style style:name="T11" style:family="text">
      <style:text-properties fo:font-family="Arial" style:font-family-generic="roman" style:font-pitch="variable" fo:font-size="8pt" style:letter-kerning="true" style:font-family-asian="'Microsoft YaHei'" style:font-family-generic-asian="system" style:font-pitch-asian="variable" style:font-size-asian="8pt" style:font-family-complex="'Lucida Sans'" style:font-family-generic-complex="system" style:font-pitch-complex="variable"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509cm" svg:height="2.667cm" svg:x="1cm" svg:y="17.923cm">
            <text:p text:style-name="P1"><text:span text:style-name="T1">Legend</text:span></text:p>
          </draw:rect>
          <draw:rect draw:style-name="gr2" draw:text-style-name="P4" draw:layer="layout" svg:width="2.667cm" svg:height="0.635cm" svg:x="1.762cm" svg:y="18.558cm">
            <text:p text:style-name="P3"><text:span text:style-name="T2">Interface</text:span></text:p>
          </draw:rect>
          <draw:rect draw:style-name="gr3" draw:text-style-name="P4" draw:layer="layout" svg:width="2.667cm" svg:height="0.635cm" svg:x="1.762cm" svg:y="19.447cm">
            <text:p text:style-name="P3"><text:span text:style-name="T3">Class</text:span></text:p>
          </draw:rect>
          <draw:connector draw:style-name="gr4" draw:text-style-name="P5" draw:layer="layout" draw:type="line" svg:x1="5.487cm" svg:y1="20.082cm" svg:x2="5.445cm" svg:y2="18.515cm" svg:d="M5487 20082l-42-1567">
            <text:p text:style-name="P3"><text:span text:style-name="T1">Inheritance</text:span></text:p>
          </draw:connector>
          <draw:connector draw:style-name="gr5" draw:text-style-name="P4" draw:layer="layout" draw:type="line" svg:x1="6.588cm" svg:y1="19.288cm" svg:x2="9.049cm" svg:y2="19.261cm" svg:d="M6588 19288l2461-27">
            <text:p text:style-name="P3"><text:span text:style-name="T3">OneToMany</text:span></text:p>
            <text:p text:style-name="P3"><text:span text:style-name="T3"/></text:p>
          </draw:connector>
        </draw:g>
        <draw:frame draw:style-name="gr6" draw:layer="layout" svg:width="5.324cm" svg:height="0.963cm" svg:x="1cm" svg:y="1.053cm">
          <draw:text-box>
            <text:p>Common Module</text:p>
          </draw:text-box>
        </draw:frame>
        <draw:g>
          <draw:rect draw:style-name="gr2" draw:text-style-name="P6" draw:layer="layout" svg:width="3.683cm" svg:height="0.635cm" svg:x="1.635cm" svg:y="10.525cm">
            <text:p text:style-name="P3"><text:span text:style-name="T4">Enableable</text:span></text:p>
          </draw:rect>
          <draw:rect draw:style-name="gr2" draw:text-style-name="P8" draw:layer="layout" svg:width="3.683cm" svg:height="0.889cm" svg:x="1.635cm" svg:y="11.16cm">
            <text:p text:style-name="P7"><text:span text:style-name="T5">boolean isEnabled()</text:span></text:p>
            <text:p text:style-name="P7"><text:span text:style-name="T5">void setEnabled(</text:span><text:span text:style-name="T6">boolean</text:span><text:span text:style-name="T5">)</text:span></text:p>
          </draw:rect>
        </draw:g>
        <draw:g>
          <draw:rect draw:style-name="gr2" draw:text-style-name="P6" draw:layer="layout" svg:width="3.937cm" svg:height="0.635cm" svg:x="1.635cm" svg:y="8.493cm">
            <text:p text:style-name="P3"><text:span text:style-name="T4">Describable</text:span></text:p>
          </draw:rect>
          <draw:rect draw:style-name="gr2" draw:text-style-name="P8" draw:layer="layout" svg:width="3.937cm" svg:height="0.889cm" svg:x="1.635cm" svg:y="9.128cm">
            <text:p text:style-name="P7"><text:span text:style-name="T5">String getDescription()</text:span></text:p>
            <text:p text:style-name="P7"><text:span text:style-name="T5">void s</text:span><text:span text:style-name="T6">etDescription</text:span><text:span text:style-name="T5">(</text:span><text:span text:style-name="T6">String</text:span><text:span text:style-name="T5">)</text:span></text:p>
          </draw:rect>
        </draw:g>
        <draw:g>
          <draw:rect draw:style-name="gr2" draw:text-style-name="P6" draw:layer="layout" svg:width="4.572cm" svg:height="0.635cm" svg:x="1.381cm" svg:y="4.683cm">
            <text:p text:style-name="P3"><text:span text:style-name="T4">Auditable</text:span></text:p>
          </draw:rect>
          <draw:rect draw:style-name="gr2" draw:text-style-name="P8" draw:layer="layout" svg:width="4.572cm" svg:height="2.794cm" svg:x="1.381cm" svg:y="5.318cm">
            <text:p text:style-name="P9"><text:span text:style-name="T7">User getCreatedBy()</text:span></text:p>
            <text:p text:style-name="P9"><text:span text:style-name="T7">Instant getCreationDate()</text:span></text:p>
            <text:p text:style-name="P9"><text:span text:style-name="T7">Instant getLastUpdateDate()</text:span></text:p>
            <text:p text:style-name="P9"><text:span text:style-name="T7">User getLastUpdatedBy()</text:span></text:p>
            <text:p text:style-name="P7"><text:span text:style-name="T5">void s</text:span><text:span text:style-name="T8">etCreatedBy</text:span><text:span text:style-name="T5">(</text:span><text:span text:style-name="T8">User</text:span><text:span text:style-name="T5">)</text:span></text:p>
            <text:p text:style-name="P7"><text:span text:style-name="T5">void setCreationDate(Instant)</text:span></text:p>
            <text:p text:style-name="P7"><text:span text:style-name="T5">void setLastUpdateDate(Instant)</text:span></text:p>
            <text:p text:style-name="P7"><text:span text:style-name="T5">void setLastUpdatedBy(User)</text:span></text:p>
          </draw:rect>
        </draw:g>
        <draw:g>
          <draw:rect draw:style-name="gr2" draw:text-style-name="P6" draw:layer="layout" svg:width="3.175cm" svg:height="0.635cm" svg:x="1.889cm" svg:y="12.684cm">
            <text:p text:style-name="P3"><text:span text:style-name="T4">Named</text:span></text:p>
          </draw:rect>
          <draw:rect draw:style-name="gr2" draw:text-style-name="P8" draw:layer="layout" svg:width="3.175cm" svg:height="0.889cm" svg:x="1.889cm" svg:y="13.319cm">
            <text:p text:style-name="P7"><text:span text:style-name="T5">String getName()</text:span></text:p>
            <text:p text:style-name="P7"><text:span text:style-name="T5">void s</text:span><text:span text:style-name="T6">etName</text:span><text:span text:style-name="T5">(</text:span><text:span text:style-name="T6">String</text:span><text:span text:style-name="T5">)</text:span></text:p>
          </draw:rect>
        </draw:g>
        <draw:g xml:id="id1" draw:id="id1">
          <draw:rect draw:style-name="gr2" draw:text-style-name="P6" draw:layer="layout" svg:width="3.937cm" svg:height="0.635cm" svg:x="14.589cm" svg:y="3.286cm">
            <text:p text:style-name="P3"><text:span text:style-name="T4">UniqueObject&lt;ID&gt;</text:span></text:p>
          </draw:rect>
          <draw:rect draw:style-name="gr2" draw:text-style-name="P8" draw:layer="layout" svg:width="3.937cm" svg:height="0.889cm" svg:x="14.589cm" svg:y="3.921cm">
            <text:p text:style-name="P7"><text:span text:style-name="T5">ID getId()</text:span></text:p>
            <text:p text:style-name="P7"><text:span text:style-name="T5">void s</text:span><text:span text:style-name="T6">etId</text:span><text:span text:style-name="T5">(</text:span><text:span text:style-name="T6">ID</text:span><text:span text:style-name="T5">)</text:span></text:p>
          </draw:rect>
        </draw:g>
        <draw:g xml:id="id3" draw:id="id3">
          <draw:rect draw:style-name="gr2" draw:text-style-name="P6" draw:layer="layout" svg:width="3.937cm" svg:height="0.635cm" svg:x="7.858cm" svg:y="8.493cm">
            <text:p text:style-name="P3"><text:span text:style-name="T4">LongUniqueObject</text:span></text:p>
          </draw:rect>
          <draw:rect draw:style-name="gr2" draw:text-style-name="P8" draw:layer="layout" svg:width="3.937cm" svg:height="0.889cm" svg:x="7.858cm" svg:y="9.128cm">
            <text:p text:style-name="P7"><text:span text:style-name="T5">Long getId()</text:span></text:p>
            <text:p text:style-name="P7"><text:span text:style-name="T5">void s</text:span><text:span text:style-name="T6">etId</text:span><text:span text:style-name="T5">(</text:span><text:span text:style-name="T6">Long</text:span><text:span text:style-name="T5">)</text:span></text:p>
          </draw:rect>
        </draw:g>
        <draw:g xml:id="id2" draw:id="id2">
          <draw:rect draw:style-name="gr2" draw:text-style-name="P6" draw:layer="layout" svg:width="3.937cm" svg:height="0.635cm" svg:x="14.589cm" svg:y="1.127cm">
            <text:p text:style-name="P10"><text:span text:style-name="T9">DataTransferObject</text:span></text:p>
          </draw:rect>
          <draw:rect draw:style-name="gr2" draw:text-style-name="P8" draw:layer="layout" svg:width="3.937cm" svg:height="0.889cm" svg:x="14.589cm" svg:y="1.762cm">
            <text:p/>
          </draw:rect>
        </draw:g>
        <draw:connector draw:style-name="gr7" draw:text-style-name="P3" draw:layer="layout" draw:type="line" svg:x1="16.557cm" svg:y1="3.286cm" svg:x2="16.557cm" svg:y2="2.651cm" draw:start-shape="id1" draw:start-glue-point="0" draw:end-shape="id2" draw:end-glue-point="2" svg:d="M16557 3286v-635">
          <text:p/>
        </draw:connector>
        <draw:g xml:id="id5" draw:id="id5">
          <draw:rect draw:style-name="gr2" draw:text-style-name="P6" draw:layer="layout" svg:width="3.937cm" svg:height="0.635cm" svg:x="20.685cm" svg:y="8.493cm">
            <text:p text:style-name="P3"><text:span text:style-name="T4">NamedUniqueObject</text:span></text:p>
          </draw:rect>
          <draw:rect draw:style-name="gr2" draw:text-style-name="P8" draw:layer="layout" svg:width="3.937cm" svg:height="0.889cm" svg:x="20.685cm" svg:y="9.128cm">
            <text:p/>
          </draw:rect>
        </draw:g>
        <draw:connector draw:style-name="gr7" draw:text-style-name="P3" draw:layer="layout" draw:type="line" svg:x1="9.826cm" svg:y1="8.493cm" svg:x2="16.557cm" svg:y2="7.35cm" draw:start-shape="id3" draw:start-glue-point="0" draw:end-shape="id4" draw:end-glue-point="2" svg:d="M9826 8493l6731-1143">
          <text:p/>
        </draw:connector>
        <draw:connector draw:style-name="gr7" draw:text-style-name="P3" draw:layer="layout" draw:type="line" svg:x1="22.653cm" svg:y1="8.493cm" svg:x2="16.557cm" svg:y2="7.35cm" draw:start-shape="id5" draw:start-glue-point="0" draw:end-shape="id4" draw:end-glue-point="2" svg:d="M22653 8493l-6096-1143">
          <text:p/>
        </draw:connector>
        <draw:rect draw:style-name="gr2" draw:text-style-name="P6" xml:id="id6" draw:id="id6" draw:layer="layout" svg:width="3.175cm" svg:height="0.635cm" svg:x="21.066cm" svg:y="6.207cm">
          <text:p text:style-name="P3"><text:span text:style-name="T4">Named</text:span></text:p>
        </draw:rect>
        <draw:connector draw:style-name="gr7" draw:text-style-name="P3" draw:layer="layout" draw:type="line" svg:x1="22.653cm" svg:y1="8.493cm" svg:x2="22.653cm" svg:y2="6.842cm" draw:start-shape="id5" draw:start-glue-point="0" draw:end-shape="id6" draw:end-glue-point="2" svg:d="M22653 8493v-1651">
          <text:p/>
        </draw:connector>
        <draw:g xml:id="id7" draw:id="id7">
          <draw:rect draw:style-name="gr2" draw:text-style-name="P6" draw:layer="layout" svg:width="4.318cm" svg:height="0.635cm" svg:x="20.558cm" svg:y="12.176cm">
            <text:p text:style-name="P3"><text:span text:style-name="T4">NamedLongUniqueObject</text:span></text:p>
          </draw:rect>
          <draw:rect draw:style-name="gr2" draw:text-style-name="P8" draw:layer="layout" svg:width="4.318cm" svg:height="0.889cm" svg:x="20.558cm" svg:y="12.811cm">
            <text:p/>
          </draw:rect>
        </draw:g>
        <draw:connector draw:style-name="gr7" draw:text-style-name="P3" draw:layer="layout" draw:type="line" svg:x1="22.717cm" svg:y1="12.176cm" svg:x2="22.653cm" svg:y2="10.017cm" draw:start-shape="id7" draw:start-glue-point="0" draw:end-shape="id5" draw:end-glue-point="2" svg:d="M22717 12176l-64-2159">
          <text:p/>
        </draw:connector>
        <draw:connector draw:style-name="gr7" draw:text-style-name="P3" draw:layer="layout" draw:type="line" svg:x1="22.717cm" svg:y1="12.176cm" svg:x2="9.826cm" svg:y2="10.017cm" draw:start-shape="id7" draw:start-glue-point="0" draw:end-shape="id3" draw:end-glue-point="2" svg:d="M22717 12176l-12891-2159">
          <text:p/>
        </draw:connector>
        <draw:g xml:id="id11" draw:id="id11">
          <draw:rect draw:style-name="gr3" draw:text-style-name="P6" draw:layer="layout" svg:width="5.715cm" svg:height="0.635cm" svg:x="13.7cm" svg:y="15.097cm">
            <text:p text:style-name="P11"><text:span text:style-name="T10">AbstractNamedLongUniqueEntity</text:span></text:p>
          </draw:rect>
          <draw:rect draw:style-name="gr3" draw:text-style-name="P4" draw:layer="layout" svg:width="5.715cm" svg:height="0.508cm" svg:x="13.7cm" svg:y="15.732cm">
            <text:p text:style-name="P1"><text:span text:style-name="T1">@MappedSuperclass</text:span></text:p>
          </draw:rect>
          <draw:rect draw:style-name="gr8" draw:text-style-name="P4" draw:layer="layout" svg:width="5.715cm" svg:height="0.762cm" svg:x="13.7cm" svg:y="16.24cm">
            <text:p/>
          </draw:rect>
        </draw:g>
        <draw:g xml:id="id8" draw:id="id8">
          <draw:rect draw:style-name="gr3" draw:text-style-name="P6" draw:layer="layout" svg:width="3.937cm" svg:height="0.635cm" svg:x="14.589cm" svg:y="8.493cm">
            <text:p text:style-name="P11"><text:span text:style-name="T10">AbstractUniqueEntity</text:span></text:p>
          </draw:rect>
          <draw:rect draw:style-name="gr3" draw:text-style-name="P4" draw:layer="layout" svg:width="3.937cm" svg:height="0.508cm" svg:x="14.589cm" svg:y="9.128cm">
            <text:p text:style-name="P1"><text:span text:style-name="T1">@MappedSuperclass</text:span></text:p>
          </draw:rect>
          <draw:rect draw:style-name="gr8" draw:text-style-name="P4" draw:layer="layout" svg:width="3.937cm" svg:height="0.762cm" svg:x="14.589cm" svg:y="9.636cm">
            <text:p/>
          </draw:rect>
        </draw:g>
        <draw:connector draw:style-name="gr7" draw:text-style-name="P3" draw:layer="layout" draw:type="line" svg:x1="16.557cm" svg:y1="8.493cm" svg:x2="16.557cm" svg:y2="7.35cm" draw:start-shape="id8" draw:start-glue-point="0" draw:end-shape="id4" draw:end-glue-point="2" svg:d="M16557 8493v-1143">
          <text:p/>
        </draw:connector>
        <draw:g xml:id="id10" draw:id="id10">
          <draw:rect draw:style-name="gr3" draw:text-style-name="P6" draw:layer="layout" svg:width="4.445cm" svg:height="0.635cm" svg:x="7.604cm" svg:y="12.049cm">
            <text:p text:style-name="P11"><text:span text:style-name="T10">AbstractLongUniqueEntity</text:span></text:p>
          </draw:rect>
          <draw:rect draw:style-name="gr3" draw:text-style-name="P4" draw:layer="layout" svg:width="4.445cm" svg:height="0.508cm" svg:x="7.604cm" svg:y="12.684cm">
            <text:p text:style-name="P1"><text:span text:style-name="T1">@MappedSuperclass</text:span></text:p>
          </draw:rect>
          <draw:rect draw:style-name="gr8" draw:text-style-name="P4" draw:layer="layout" svg:width="4.445cm" svg:height="0.762cm" svg:x="7.604cm" svg:y="13.192cm">
            <text:p/>
          </draw:rect>
        </draw:g>
        <draw:connector draw:style-name="gr7" draw:text-style-name="P3" draw:layer="layout" draw:type="line" svg:x1="16.557cm" svg:y1="11.922cm" svg:x2="16.557cm" svg:y2="10.398cm" draw:start-shape="id9" draw:start-glue-point="0" draw:end-shape="id8" draw:end-glue-point="2" svg:d="M16557 11922v-1524">
          <text:p/>
        </draw:connector>
        <draw:connector draw:style-name="gr7" draw:text-style-name="P3" draw:layer="layout" draw:type="line" svg:x1="9.826cm" svg:y1="12.049cm" svg:x2="9.826cm" svg:y2="10.017cm" draw:start-shape="id10" draw:start-glue-point="0" draw:end-shape="id3" draw:end-glue-point="2" svg:d="M9826 12049v-2032">
          <text:p/>
        </draw:connector>
        <draw:connector draw:style-name="gr7" draw:text-style-name="P3" draw:layer="layout" draw:type="line" svg:x1="16.557cm" svg:y1="15.097cm" svg:x2="16.557cm" svg:y2="13.827cm" draw:start-shape="id11" draw:start-glue-point="0" draw:end-shape="id9" draw:end-glue-point="2" svg:d="M16557 15097v-1270">
          <text:p/>
        </draw:connector>
        <draw:g xml:id="id9" draw:id="id9">
          <draw:rect draw:style-name="gr3" draw:text-style-name="P6" draw:layer="layout" svg:width="5.715cm" svg:height="0.635cm" svg:x="13.7cm" svg:y="11.922cm">
            <text:p text:style-name="P11"><text:span text:style-name="T10">AbstractNamedUniqueEntity</text:span></text:p>
          </draw:rect>
          <draw:rect draw:style-name="gr3" draw:text-style-name="P4" draw:layer="layout" svg:width="5.715cm" svg:height="0.508cm" svg:x="13.7cm" svg:y="12.557cm">
            <text:p text:style-name="P1"><text:span text:style-name="T1">@MappedSuperclass</text:span></text:p>
          </draw:rect>
          <draw:rect draw:style-name="gr8" draw:text-style-name="P4" draw:layer="layout" svg:width="5.715cm" svg:height="0.762cm" svg:x="13.7cm" svg:y="13.065cm">
            <text:p/>
          </draw:rect>
        </draw:g>
        <draw:connector draw:style-name="gr7" draw:text-style-name="P3" draw:layer="layout" draw:type="line" svg:x1="16.557cm" svg:y1="15.097cm" svg:x2="22.717cm" svg:y2="13.7cm" draw:start-shape="id11" draw:start-glue-point="0" draw:end-shape="id7" draw:end-glue-point="2" svg:d="M16557 15097l6160-1397">
          <text:p/>
        </draw:connector>
        <draw:connector draw:style-name="gr7" draw:text-style-name="P3" draw:layer="layout" draw:type="line" svg:x1="16.557cm" svg:y1="11.922cm" svg:x2="22.653cm" svg:y2="10.017cm" draw:start-shape="id9" draw:start-glue-point="0" draw:end-shape="id5" draw:end-glue-point="2" svg:d="M16557 11922l6096-1905">
          <text:p/>
        </draw:connector>
        <draw:connector draw:style-name="gr7" draw:text-style-name="P3" draw:layer="layout" draw:type="line" svg:x1="9.826cm" svg:y1="12.049cm" svg:x2="16.557cm" svg:y2="10.398cm" draw:start-shape="id10" draw:start-glue-point="0" draw:end-shape="id8" draw:end-glue-point="2" svg:d="M9826 12049l6731-1651">
          <text:p/>
        </draw:connector>
        <draw:g xml:id="id4" draw:id="id4">
          <draw:rect draw:style-name="gr2" draw:text-style-name="P6" draw:layer="layout" svg:width="3.937cm" svg:height="0.635cm" svg:x="14.589cm" svg:y="5.826cm">
            <text:p text:style-name="P3"><text:span text:style-name="T4">UniqueEntity&lt;ID&gt;</text:span></text:p>
          </draw:rect>
          <draw:rect draw:style-name="gr2" draw:text-style-name="P8" draw:layer="layout" svg:width="3.937cm" svg:height="0.889cm" svg:x="14.589cm" svg:y="6.461cm">
            <text:p/>
          </draw:rect>
        </draw:g>
        <draw:connector draw:style-name="gr7" draw:text-style-name="P3" draw:layer="layout" draw:type="line" svg:x1="16.557cm" svg:y1="5.826cm" svg:x2="16.557cm" svg:y2="4.81cm" draw:start-shape="id4" draw:start-glue-point="0" draw:end-shape="id1" draw:end-glue-point="2" svg:d="M16557 5826v-1016">
          <text:p/>
        </draw:connector>
      </draw:page>
      <draw:page draw:name="page2" draw:style-name="dp1" draw:master-page-name="Default">
        <draw:connector draw:style-name="gr7" draw:text-style-name="P3" draw:layer="layout" draw:type="line" svg:x1="12.176cm" svg:y1="7.985cm" svg:x2="12.176cm" svg:y2="6.08cm" svg:d="M12176 7985v-1905">
          <text:p/>
        </draw:connector>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6" draw:layer="layout" svg:width="5.887cm" svg:height="0.963cm" svg:x="1cm" svg:y="1.054cm">
          <draw:text-box>
            <text:p>Accounting Module</text:p>
          </draw:text-box>
        </draw:frame>
        <draw:connector draw:style-name="gr7" draw:text-style-name="P3" draw:layer="layout" draw:type="line" svg:x1="12.747cm" svg:y1="10.017cm" svg:x2="12.747cm" svg:y2="7.985cm" draw:start-shape="id12" draw:start-glue-point="0" draw:end-shape="id13" svg:d="M12747 10017v-2032">
          <text:p/>
        </draw:connector>
        <draw:connector draw:style-name="gr7" draw:text-style-name="P3" draw:layer="layout" draw:type="line" svg:x1="4.365cm" svg:y1="10.017cm" svg:x2="4.302cm" svg:y2="7.604cm" draw:start-shape="id14" draw:start-glue-point="0" draw:end-shape="id15" draw:end-glue-point="2" svg:d="M4365 10017l-63-2413">
          <text:p/>
        </draw:connector>
        <draw:connector draw:style-name="gr7" draw:text-style-name="P3" draw:layer="layout" draw:type="line" svg:x1="22.653cm" svg:y1="10.017cm" svg:x2="22.59cm" svg:y2="7.604cm" draw:start-shape="id16" draw:start-glue-point="0" draw:end-shape="id17" svg:d="M22653 10017l-63-2413">
          <text:p/>
        </draw:connector>
        <draw:connector draw:style-name="gr9" draw:text-style-name="P3" draw:layer="layout" svg:x1="15.097cm" svg:y1="6.842cm" svg:x2="19.796cm" svg:y2="6.842cm" draw:start-shape="id13" draw:end-shape="id17" draw:end-glue-point="3" svg:d="M15097 6842h4699">
          <text:p text:style-name="P3"><text:span text:style-name="T3">providedAccounts / provider</text:span></text:p>
          <text:p text:style-name="P3"><text:span text:style-name="T3"/></text:p>
          <text:p text:style-name="P3"><text:span text:style-name="T3"/></text:p>
        </draw:connector>
        <draw:connector draw:style-name="gr9" draw:text-style-name="P3" draw:layer="layout" svg:x1="10.398cm" svg:y1="6.842cm" svg:x2="6.842cm" svg:y2="6.842cm" draw:start-shape="id13" draw:end-shape="id15" draw:end-glue-point="1" svg:d="M10398 6842h-3556">
          <text:p text:style-name="P3"><text:span text:style-name="T3">holder / heldAccounts</text:span></text:p>
          <text:p text:style-name="P3"><text:span text:style-name="T3"/></text:p>
          <text:p text:style-name="P3"><text:span text:style-name="T3"/></text:p>
        </draw:connector>
        <draw:connector draw:style-name="gr7" draw:text-style-name="P3" draw:layer="layout" draw:type="line" svg:x1="12.747cm" svg:y1="13.7cm" svg:x2="12.747cm" svg:y2="11.922cm" draw:start-shape="id18" draw:start-glue-point="0" draw:end-shape="id19" svg:d="M12747 13700v-1778">
          <text:p/>
        </draw:connector>
        <draw:connector draw:style-name="gr7" draw:text-style-name="P3" draw:layer="layout" draw:type="line" svg:x1="4.365cm" svg:y1="13.827cm" svg:x2="4.365cm" svg:y2="11.922cm" draw:start-shape="id20" draw:start-glue-point="0" draw:end-shape="id21" draw:end-glue-point="2" svg:d="M4365 13827v-1905">
          <text:p/>
        </draw:connector>
        <draw:connector draw:style-name="gr7" draw:text-style-name="P3" draw:layer="layout" draw:type="line" svg:x1="22.653cm" svg:y1="13.7cm" svg:x2="22.653cm" svg:y2="11.922cm" draw:start-shape="id22" draw:start-glue-point="0" draw:end-shape="id23" svg:d="M22653 13700v-1778">
          <text:p/>
        </draw:connector>
        <draw:g xml:id="id20" draw:id="id20">
          <draw:rect draw:style-name="gr3" draw:text-style-name="P6" draw:layer="layout" svg:width="4.191cm" svg:height="0.635cm" svg:x="2.27cm" svg:y="13.827cm">
            <text:p text:style-name="P11"><text:span text:style-name="T10">AccountHolderEntity</text:span></text:p>
          </draw:rect>
          <draw:rect draw:style-name="gr3" draw:text-style-name="P4" draw:layer="layout" svg:width="4.191cm" svg:height="0.762cm" svg:x="2.27cm" svg:y="14.462cm">
            <text:p text:style-name="P1"><text:span text:style-name="T1">@Entity</text:span></text:p>
            <text:p text:style-name="P1"><text:span text:style-name="T1">@Table=”account_holders”</text:span></text:p>
          </draw:rect>
          <draw:rect draw:style-name="gr8" draw:text-style-name="P4" draw:layer="layout" svg:width="4.191cm" svg:height="0.635cm" svg:x="2.27cm" svg:y="15.224cm">
            <text:p/>
          </draw:rect>
        </draw:g>
        <draw:g xml:id="id25" draw:id="id25">
          <draw:rect draw:style-name="gr3" draw:text-style-name="P6" xml:id="id22" draw:id="id22" draw:layer="layout" svg:width="3.937cm" svg:height="0.635cm" svg:x="20.685cm" svg:y="13.7cm">
            <text:p text:style-name="P11"><text:span text:style-name="T10">AccountProviderEntity</text:span></text:p>
          </draw:rect>
          <draw:rect draw:style-name="gr3" draw:text-style-name="P4" draw:layer="layout" svg:width="3.937cm" svg:height="0.762cm" svg:x="20.685cm" svg:y="14.335cm">
            <text:p text:style-name="P1"><text:span text:style-name="T1">@Entity</text:span></text:p>
            <text:p text:style-name="P1"><text:span text:style-name="T1">@Table=”account_providers”</text:span></text:p>
          </draw:rect>
          <draw:rect draw:style-name="gr8" draw:text-style-name="P4" draw:layer="layout" svg:width="3.937cm" svg:height="0.762cm" svg:x="20.685cm" svg:y="15.097cm">
            <text:p/>
          </draw:rect>
        </draw:g>
        <draw:g xml:id="id19" draw:id="id19">
          <draw:rect draw:style-name="gr3" draw:text-style-name="P6" xml:id="id12" draw:id="id12" draw:layer="layout" svg:width="3.683cm" svg:height="0.635cm" svg:x="10.906cm" svg:y="10.017cm">
            <text:p text:style-name="P11"><text:span text:style-name="T10">AbstractAccountEntity</text:span></text:p>
          </draw:rect>
          <draw:rect draw:style-name="gr3" draw:text-style-name="P4" draw:layer="layout" svg:width="3.683cm" svg:height="0.508cm" svg:x="10.906cm" svg:y="10.652cm">
            <text:p text:style-name="P1"><text:span text:style-name="T1">@MappedSuperclass</text:span></text:p>
          </draw:rect>
          <draw:rect draw:style-name="gr8" draw:text-style-name="P4" draw:layer="layout" svg:width="3.683cm" svg:height="0.762cm" svg:x="10.906cm" svg:y="11.16cm">
            <text:p/>
          </draw:rect>
        </draw:g>
        <draw:g xml:id="id21" draw:id="id21">
          <draw:rect draw:style-name="gr3" draw:text-style-name="P6" xml:id="id14" draw:id="id14" draw:layer="layout" svg:width="4.699cm" svg:height="0.635cm" svg:x="2.016cm" svg:y="10.017cm">
            <text:p text:style-name="P11"><text:span text:style-name="T10">AbstractAccountHolderEntity</text:span></text:p>
          </draw:rect>
          <draw:rect draw:style-name="gr3" draw:text-style-name="P4" draw:layer="layout" svg:width="4.699cm" svg:height="0.508cm" svg:x="2.016cm" svg:y="10.652cm">
            <text:p text:style-name="P1"><text:span text:style-name="T1">@MappedSuperclass</text:span></text:p>
          </draw:rect>
          <draw:rect draw:style-name="gr8" draw:text-style-name="P4" draw:layer="layout" svg:width="4.699cm" svg:height="0.762cm" svg:x="2.016cm" svg:y="11.16cm">
            <text:p/>
          </draw:rect>
        </draw:g>
        <draw:g xml:id="id23" draw:id="id23">
          <draw:rect draw:style-name="gr3" draw:text-style-name="P6" xml:id="id16" draw:id="id16" draw:layer="layout" svg:width="5.207cm" svg:height="0.635cm" svg:x="20.05cm" svg:y="10.017cm">
            <text:p text:style-name="P11"><text:span text:style-name="T10">AbstractAccountProviderEntity</text:span></text:p>
          </draw:rect>
          <draw:rect draw:style-name="gr3" draw:text-style-name="P4" draw:layer="layout" svg:width="5.207cm" svg:height="0.508cm" svg:x="20.05cm" svg:y="10.652cm">
            <text:p text:style-name="P1"><text:span text:style-name="T1">@MappedSuperclass</text:span></text:p>
          </draw:rect>
          <draw:rect draw:style-name="gr8" draw:text-style-name="P4" draw:layer="layout" svg:width="5.207cm" svg:height="0.762cm" svg:x="20.05cm" svg:y="11.16cm">
            <text:p/>
          </draw:rect>
        </draw:g>
        <draw:g xml:id="id24" draw:id="id24">
          <draw:rect draw:style-name="gr3" draw:text-style-name="P6" xml:id="id18" draw:id="id18" draw:layer="layout" svg:width="3.429cm" svg:height="0.635cm" svg:x="11.033cm" svg:y="13.7cm">
            <text:p text:style-name="P11"><text:span text:style-name="T10">AccountEntity</text:span></text:p>
          </draw:rect>
          <draw:rect draw:style-name="gr3" draw:text-style-name="P4" draw:layer="layout" svg:width="3.429cm" svg:height="0.762cm" svg:x="11.033cm" svg:y="14.335cm">
            <text:p text:style-name="P1"><text:span text:style-name="T1">@Entity</text:span></text:p>
            <text:p text:style-name="P1"><text:span text:style-name="T1">@Table=”accounts”</text:span></text:p>
          </draw:rect>
          <draw:rect draw:style-name="gr8" draw:text-style-name="P4" draw:layer="layout" svg:width="3.429cm" svg:height="0.762cm" svg:x="11.033cm" svg:y="15.097cm">
            <text:p/>
          </draw:rect>
        </draw:g>
        <draw:g xml:id="id15" draw:id="id15">
          <draw:rect draw:style-name="gr2" draw:text-style-name="P6" draw:layer="layout" svg:width="5.08cm" svg:height="0.635cm" svg:x="1.762cm" svg:y="6.08cm">
            <text:p text:style-name="P3"><text:span text:style-name="T4">AccountHolder</text:span></text:p>
          </draw:rect>
          <draw:rect draw:style-name="gr2" draw:text-style-name="P8" draw:layer="layout" svg:width="5.08cm" svg:height="0.889cm" svg:x="1.762cm" svg:y="6.715cm">
            <text:p text:style-name="P7"><text:span text:style-name="T5">Set&lt;Account&gt; getHeldAccounts()</text:span></text:p>
            <text:p text:style-name="P7"><text:span text:style-name="T5">void setHeldAccounts(Set&lt;Account&gt;)</text:span></text:p>
          </draw:rect>
        </draw:g>
        <draw:g xml:id="id17" draw:id="id17">
          <draw:rect draw:style-name="gr2" draw:text-style-name="P6" draw:layer="layout" svg:width="5.588cm" svg:height="0.635cm" svg:x="19.796cm" svg:y="6.08cm">
            <text:p text:style-name="P3"><text:span text:style-name="T10">AccountProvider</text:span></text:p>
          </draw:rect>
          <draw:rect draw:style-name="gr2" draw:text-style-name="P2" draw:layer="layout" svg:width="5.588cm" svg:height="0.889cm" svg:x="19.796cm" svg:y="6.715cm">
            <text:p text:style-name="P1"><text:span text:style-name="T11">Set&lt;Account&gt; getProvidedAccounts()</text:span></text:p>
            <text:p text:style-name="P1"><text:span text:style-name="T11">void setProvidedAccounts(Set&lt;Account&gt;)</text:span></text:p>
          </draw:rect>
        </draw:g>
        <draw:g xml:id="id13" draw:id="id13">
          <draw:rect draw:style-name="gr2" draw:text-style-name="P6" draw:layer="layout" svg:width="4.699cm" svg:height="0.672cm" svg:x="10.398cm" svg:y="5.699cm">
            <text:p text:style-name="P3"><text:span text:style-name="T4">Account</text:span></text:p>
          </draw:rect>
          <draw:rect draw:style-name="gr2" draw:text-style-name="P8" draw:layer="layout" svg:width="4.699cm" svg:height="1.614cm" svg:x="10.398cm" svg:y="6.371cm">
            <text:p text:style-name="P7"><text:span text:style-name="T5">AccountHolder getHolder()</text:span></text:p>
            <text:p text:style-name="P7"><text:span text:style-name="T5">AccountProvider getProvider()</text:span></text:p>
            <text:p text:style-name="P7"><text:span text:style-name="T5">void setHolder(AccountHolder)</text:span></text:p>
            <text:p text:style-name="P7"><text:span text:style-name="T5">void setProvider(AccountProvider)</text:span></text:p>
          </draw:rect>
        </draw:g>
        <draw:connector draw:style-name="gr10" draw:text-style-name="P4" draw:layer="layout" draw:type="line" svg:x1="6.461cm" svg:y1="14.843cm" svg:x2="11.033cm" svg:y2="14.779cm" draw:start-shape="id20" draw:start-glue-point="1" draw:end-shape="id24" draw:end-glue-point="3" svg:d="M6461 14843l4572-64">
          <text:p text:style-name="P3"><text:span text:style-name="T3">holder / heldAccounts</text:span></text:p>
          <text:p text:style-name="P3"><text:span text:style-name="T3"/></text:p>
        </draw:connector>
        <draw:connector draw:style-name="gr5" draw:text-style-name="P4" draw:layer="layout" draw:type="lines" svg:x1="20.685cm" svg:y1="14.779cm" svg:x2="14.462cm" svg:y2="14.779cm" draw:start-shape="id25" draw:start-glue-point="3" draw:end-shape="id24" draw:end-glue-point="1" svg:d="M20685 14779h-501-5221-501">
          <text:p text:style-name="P3"><text:span text:style-name="T3">providedAccounts / provider</text:span></text:p>
          <text:p text:style-name="P3"><text:span text:style-name="T3"/></text:p>
        </draw:connector>
        <draw:line draw:style-name="gr11" draw:text-style-name="P5" draw:layer="layout" svg:x1="17.637cm" svg:y1="14.208cm" svg:x2="17.637cm" svg:y2="7.096cm">
          <text:p text:style-name="P5"><text:span text:style-name="T1">Implements</text:span></text:p>
          <text:p text:style-name="P5"><text:span text:style-name="T1"/></text:p>
        </draw:line>
        <draw:line draw:style-name="gr11" draw:text-style-name="P5" draw:layer="layout" svg:x1="8.561cm" svg:y1="14.081cm" svg:x2="8.493cm" svg:y2="6.969cm">
          <text:p text:style-name="P5"><text:span text:style-name="T1">Implements</text:span></text:p>
          <text:p text:style-name="P5"><text:span text:style-name="T1"/></text:p>
        </draw:line>
      </draw:page>
      <draw:page draw:name="page3" draw:style-name="dp1" draw:master-page-name="Default">
        <draw:frame draw:style-name="gr6" draw:text-style-name="P12" draw:layer="layout" svg:width="4.79cm" svg:height="0.963cm" svg:x="0.964cm" svg:y="1.054cm">
          <draw:text-box>
            <text:p text:style-name="P12">Identity Module</text:p>
          </draw:text-box>
        </draw:frame>
        <draw:rect draw:style-name="gr2" draw:text-style-name="P6" xml:id="id27" draw:id="id27" draw:layer="layout" svg:width="2.667cm" svg:height="0.508cm" svg:x="11.287cm" svg:y="4.81cm">
          <text:p text:style-name="P13"><text:span text:style-name="T10">AccountHolder</text:span></text:p>
        </draw:rect>
        <draw:rect draw:style-name="gr2" draw:text-style-name="P6" xml:id="id26" draw:id="id26" draw:layer="layout" svg:width="2.667cm" svg:height="0.635cm" svg:x="11.287cm" svg:y="10.017cm">
          <text:p text:style-name="P13"><text:span text:style-name="T4">Person</text:span></text:p>
        </draw:rect>
        <draw:connector draw:style-name="gr7" draw:text-style-name="P3" draw:layer="layout" draw:type="line" svg:x1="12.62cm" svg:y1="10.017cm" svg:x2="12.62cm" svg:y2="5.318cm" draw:start-shape="id26" draw:start-glue-point="0" draw:end-shape="id27" draw:end-glue-point="2" svg:d="M12620 10017v-4699">
          <text:p/>
        </draw:connector>
        <draw:connector draw:style-name="gr7" draw:text-style-name="P3" draw:layer="layout" draw:type="line" svg:x1="8.81cm" svg:y1="13.319cm" svg:x2="12.62cm" svg:y2="10.652cm" draw:start-shape="id28" draw:start-glue-point="0" draw:end-shape="id26" draw:end-glue-point="2" svg:d="M8810 13319l3810-2667">
          <text:p/>
        </draw:connector>
        <draw:connector draw:style-name="gr7" draw:text-style-name="P3" draw:layer="layout" draw:type="line" svg:x1="8.81cm" svg:y1="13.319cm" svg:x2="8.81cm" svg:y2="11.541cm" draw:start-shape="id28" draw:start-glue-point="0" draw:end-shape="id29" svg:d="M8810 13319v-1778">
          <text:p/>
        </draw:connector>
        <draw:g xml:id="id28" draw:id="id28">
          <draw:rect draw:style-name="gr3" draw:text-style-name="P6" draw:layer="layout" svg:width="3.936cm" svg:height="0.508cm" svg:x="6.843cm" svg:y="13.319cm">
            <text:p text:style-name="P11"><text:span text:style-name="T10">PersonEntity</text:span></text:p>
          </draw:rect>
          <draw:rect draw:style-name="gr3" draw:text-style-name="P4" draw:layer="layout" svg:width="3.937cm" svg:height="1.27cm" svg:x="6.842cm" svg:y="13.827cm">
            <text:p text:style-name="P1"><text:span text:style-name="T1">@Entity</text:span></text:p>
            <text:p text:style-name="P1"><text:span text:style-name="T1">@Table=”persons”</text:span></text:p>
            <text:p text:style-name="P1"><text:span text:style-name="T1">@Inheritance(type=JOINED)</text:span></text:p>
          </draw:rect>
          <draw:rect draw:style-name="gr8" draw:text-style-name="P4" draw:layer="layout" svg:width="3.937cm" svg:height="0.762cm" svg:x="6.842cm" svg:y="15.097cm">
            <text:p/>
          </draw:rect>
        </draw:g>
        <draw:g xml:id="id29" draw:id="id29">
          <draw:rect draw:style-name="gr3" draw:text-style-name="P6" draw:layer="layout" svg:width="3.937cm" svg:height="0.635cm" svg:x="6.842cm" svg:y="9.382cm">
            <text:p text:style-name="P11"><text:span text:style-name="T10">AbstractPersonEntity</text:span></text:p>
          </draw:rect>
          <draw:rect draw:style-name="gr3" draw:text-style-name="P4" draw:layer="layout" svg:width="3.937cm" svg:height="0.762cm" svg:x="6.842cm" svg:y="10.017cm">
            <text:p text:style-name="P1"><text:span text:style-name="T1">@MappedSuperclass</text:span></text:p>
          </draw:rect>
          <draw:rect draw:style-name="gr8" draw:text-style-name="P4" draw:layer="layout" svg:width="3.937cm" svg:height="0.762cm" svg:x="6.842cm" svg:y="10.779cm">
            <text:p/>
          </draw:rect>
        </draw:g>
        <draw:connector draw:style-name="gr7" draw:text-style-name="P3" draw:layer="layout" draw:type="line" svg:x1="8.81cm" svg:y1="7.096cm" svg:x2="12.62cm" svg:y2="5.318cm" draw:start-shape="id30" draw:start-glue-point="0" draw:end-shape="id27" draw:end-glue-point="2" svg:d="M8810 7096l3810-1778">
          <text:p/>
        </draw:connector>
        <draw:rect draw:style-name="gr3" draw:text-style-name="P6" xml:id="id30" draw:id="id30" draw:layer="layout" svg:width="4.699cm" svg:height="0.635cm" svg:x="6.461cm" svg:y="7.096cm">
          <text:p text:style-name="P11"><text:span text:style-name="T10">AbstractAccountHolderEntity</text:span></text:p>
        </draw:rect>
        <draw:connector draw:style-name="gr7" draw:text-style-name="P3" draw:layer="layout" draw:type="line" svg:x1="8.81cm" svg:y1="9.382cm" svg:x2="8.81cm" svg:y2="7.731cm" draw:start-shape="id29" draw:start-glue-point="0" draw:end-shape="id30" draw:end-glue-point="2" svg:d="M8810 9382v-1651">
          <text:p/>
        </draw:connector>
        <draw:rect draw:style-name="gr3" draw:text-style-name="P6" xml:id="id33" draw:id="id33" draw:layer="layout" svg:width="3.429cm" svg:height="0.635cm" svg:x="18.272cm" svg:y="14.208cm">
          <text:p text:style-name="P11"><text:span text:style-name="T10">AccountEntity</text:span></text:p>
        </draw:rect>
        <draw:rect draw:style-name="gr2" draw:text-style-name="P6" xml:id="id32" draw:id="id32" draw:layer="layout" svg:width="3.048cm" svg:height="0.545cm" svg:x="18.399cm" svg:y="4.81cm">
          <text:p text:style-name="P3"><text:span text:style-name="T4">Account</text:span></text:p>
        </draw:rect>
        <draw:connector draw:style-name="gr7" draw:text-style-name="P3" draw:layer="layout" draw:type="line" svg:x1="19.986cm" svg:y1="9.89cm" svg:x2="19.923cm" svg:y2="5.355cm" draw:start-shape="id31" draw:start-glue-point="0" draw:end-shape="id32" draw:end-glue-point="2" svg:d="M19986 9890l-63-4535">
          <text:p/>
        </draw:connector>
        <draw:connector draw:style-name="gr10" draw:text-style-name="P4" draw:layer="layout" draw:type="line" svg:x1="10.779cm" svg:y1="14.589cm" svg:x2="18.272cm" svg:y2="14.525cm" draw:start-shape="id28" draw:end-shape="id33" draw:end-glue-point="3" svg:d="M10779 14589l7493-64">
          <text:p text:style-name="P3"><text:span text:style-name="T3">holder / heldAccounts</text:span></text:p>
          <text:p text:style-name="P3"><text:span text:style-name="T3"/></text:p>
        </draw:connector>
        <draw:connector draw:style-name="gr9" draw:text-style-name="P3" draw:layer="layout" svg:x1="18.399cm" svg:y1="5.082cm" svg:x2="13.954cm" svg:y2="5.064cm" draw:start-shape="id32" draw:start-glue-point="3" draw:end-shape="id27" draw:end-glue-point="1" svg:d="M18399 5082h-2222v-18h-2223">
          <text:p text:style-name="P3"><text:span text:style-name="T3">holder / heldAccounts</text:span></text:p>
          <text:p text:style-name="P3"><text:span text:style-name="T3"/></text:p>
          <text:p text:style-name="P3"><text:span text:style-name="T3"/></text:p>
        </draw:connector>
        <draw:line draw:style-name="gr11" draw:text-style-name="P5" draw:layer="layout" svg:x1="16.113cm" svg:y1="14.081cm" svg:x2="16.113cm" svg:y2="5.318cm">
          <text:p text:style-name="P5"><text:span text:style-name="T1">Implements</text:span></text:p>
          <text:p text:style-name="P5"><text:span text:style-name="T1"/></text:p>
        </draw:line>
        <draw:rect draw:style-name="gr3" draw:text-style-name="P6" xml:id="id31" draw:id="id31" draw:layer="layout" svg:width="3.683cm" svg:height="0.635cm" svg:x="18.145cm" svg:y="9.89cm">
          <text:p text:style-name="P11"><text:span text:style-name="T10">AbstractAccountEntity</text:span></text:p>
        </draw:rect>
        <draw:connector draw:style-name="gr7" draw:text-style-name="P3" draw:layer="layout" draw:type="line" svg:x1="19.986cm" svg:y1="14.208cm" svg:x2="19.986cm" svg:y2="10.525cm" draw:start-shape="id33" draw:start-glue-point="0" draw:end-shape="id31" draw:end-glue-point="2" svg:d="M19986 14208v-3683">
          <text:p/>
        </draw:connector>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12" draw:text-style-name="P14" draw:layer="layout" svg:width="6.096cm" svg:height="0.955cm" svg:x="18.272cm" svg:y="14.933cm">
          <draw:text-box>
            <text:p><text:span text:style-name="T3">Held accounts can be organization accounts or service provider accounts</text:span></text:p>
          </draw:text-box>
        </draw:frame>
      </draw:page>
      <draw:page draw:name="page4" draw:style-name="dp1" draw:master-page-name="Default">
        <draw:rect draw:style-name="gr2" draw:text-style-name="P6" xml:id="id39" draw:id="id39" draw:layer="layout" svg:width="2.667cm" svg:height="0.635cm" svg:x="1.762cm" svg:y="4.055cm">
          <text:p text:style-name="P11"><text:span text:style-name="T4">Account</text:span></text:p>
        </draw:rect>
        <draw:rect draw:style-name="gr2" draw:text-style-name="P6" xml:id="id35" draw:id="id35" draw:layer="layout" svg:width="2.667cm" svg:height="0.635cm" svg:x="13.573cm" svg:y="4.048cm">
          <text:p text:style-name="P11"><text:span text:style-name="T10">AccountProvider</text:span></text:p>
        </draw:rect>
        <draw:connector draw:style-name="gr7" draw:text-style-name="P3" draw:layer="layout" draw:type="line" svg:x1="16.557cm" svg:y1="6.969cm" svg:x2="14.906cm" svg:y2="4.683cm" draw:start-shape="id34" draw:start-glue-point="0" draw:end-shape="id35" draw:end-glue-point="2" svg:d="M16557 6969l-1651-2286">
          <text:p/>
        </draw:connector>
        <draw:connector draw:style-name="gr7" draw:text-style-name="P3" draw:layer="layout" draw:type="line" svg:x1="16.557cm" svg:y1="10.024cm" svg:x2="16.557cm" svg:y2="7.604cm" draw:start-shape="id36" draw:start-glue-point="0" draw:end-shape="id34" draw:end-glue-point="2" svg:d="M16557 10024v-2420">
          <text:p/>
        </draw:connector>
        <draw:connector draw:style-name="gr7" draw:text-style-name="P3" draw:layer="layout" draw:type="line" svg:x1="16.557cm" svg:y1="6.969cm" svg:x2="18.208cm" svg:y2="4.683cm" draw:start-shape="id34" draw:start-glue-point="0" draw:end-shape="id37" draw:end-glue-point="2" svg:d="M16557 6969l1651-2286">
          <text:p/>
        </draw:connector>
        <draw:connector draw:style-name="gr7" draw:text-style-name="P3" draw:layer="layout" draw:type="line" svg:x1="3.095cm" svg:y1="7.103cm" svg:x2="3.095cm" svg:y2="4.69cm" draw:start-shape="id38" draw:start-glue-point="0" draw:end-shape="id39" draw:end-glue-point="2" svg:d="M3095 7103v-2413">
          <text:p/>
        </draw:connector>
        <draw:connector draw:style-name="gr7" draw:text-style-name="P3" draw:layer="layout" draw:type="line" svg:x1="7.413cm" svg:y1="10.151cm" svg:x2="7.413cm" svg:y2="7.731cm" draw:start-shape="id40" draw:start-glue-point="0" draw:end-shape="id41" draw:end-glue-point="2" svg:d="M7413 10151v-2420">
          <text:p/>
        </draw:connector>
        <draw:connector draw:style-name="gr7" draw:text-style-name="P3" draw:layer="layout" draw:type="line" svg:x1="7.413cm" svg:y1="7.096cm" svg:x2="3.095cm" svg:y2="4.69cm" draw:start-shape="id41" draw:start-glue-point="0" draw:end-shape="id39" draw:end-glue-point="2" svg:d="M7413 7096l-4318-2406">
          <text:p/>
        </draw:connector>
        <draw:connector draw:style-name="gr7" draw:text-style-name="P3" draw:layer="layout" draw:type="line" svg:x1="7.413cm" svg:y1="10.151cm" svg:x2="3.095cm" svg:y2="7.738cm" draw:start-shape="id40" draw:start-glue-point="0" draw:end-shape="id38" draw:end-glue-point="2" svg:d="M7413 10151l-4318-2413">
          <text:p/>
        </draw:connector>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6" draw:layer="layout" svg:width="6.344cm" svg:height="0.963cm" svg:x="1.001cm" svg:y="1.055cm">
          <draw:text-box>
            <text:p>Organization Module</text:p>
          </draw:text-box>
        </draw:frame>
        <draw:g xml:id="id43" draw:id="id43">
          <draw:rect draw:style-name="gr3" draw:text-style-name="P6" draw:layer="layout" svg:width="3.936cm" svg:height="0.508cm" svg:x="14.59cm" svg:y="13.58cm">
            <text:p text:style-name="P11"><text:span text:style-name="T10">OrganizationEntity</text:span></text:p>
          </draw:rect>
          <draw:rect draw:style-name="gr3" draw:text-style-name="P4" draw:layer="layout" svg:width="3.937cm" svg:height="1.27cm" svg:x="14.589cm" svg:y="14.088cm">
            <text:p text:style-name="P1"><text:span text:style-name="T1">@Entity</text:span></text:p>
            <text:p text:style-name="P1"><text:span text:style-name="T1">@Table=”organizations”</text:span></text:p>
            <text:p text:style-name="P1"><text:span text:style-name="T1">@Inheritance(type=JOINED)</text:span></text:p>
          </draw:rect>
          <draw:rect draw:style-name="gr8" draw:text-style-name="P4" draw:layer="layout" svg:width="3.937cm" svg:height="0.762cm" svg:x="14.589cm" svg:y="15.358cm">
            <text:p/>
          </draw:rect>
        </draw:g>
        <draw:g xml:id="id42" draw:id="id42">
          <draw:rect draw:style-name="gr3" draw:text-style-name="P6" draw:layer="layout" svg:width="4.445cm" svg:height="0.481cm" svg:x="5.191cm" svg:y="13.707cm">
            <text:p text:style-name="P11"><text:span text:style-name="T10">OrganizationAccountEntity</text:span></text:p>
          </draw:rect>
          <draw:rect draw:style-name="gr3" draw:text-style-name="P4" draw:layer="layout" svg:width="4.445cm" svg:height="1.083cm" svg:x="5.191cm" svg:y="14.188cm">
            <text:p text:style-name="P1"><text:span text:style-name="T1">@Entity</text:span></text:p>
            <text:p text:style-name="P1"><text:span text:style-name="T1">@Table=”organization_accounts”</text:span></text:p>
            <text:p text:style-name="P1"><text:span text:style-name="T1">@Inheritance(type=JOINED)</text:span></text:p>
          </draw:rect>
          <draw:rect draw:style-name="gr8" draw:text-style-name="P4" draw:layer="layout" svg:width="4.445cm" svg:height="0.722cm" svg:x="5.191cm" svg:y="15.271cm">
            <text:p/>
          </draw:rect>
        </draw:g>
        <draw:rect draw:style-name="gr2" draw:text-style-name="P6" xml:id="id34" draw:id="id34" draw:layer="layout" svg:width="2.667cm" svg:height="0.635cm" svg:x="15.224cm" svg:y="6.969cm">
          <text:p text:style-name="P11"><text:span text:style-name="T4">Organization</text:span></text:p>
        </draw:rect>
        <draw:rect draw:style-name="gr2" draw:text-style-name="P6" xml:id="id38" draw:id="id38" draw:layer="layout" svg:width="3.683cm" svg:height="0.635cm" svg:x="1.254cm" svg:y="7.103cm">
          <text:p text:style-name="P11"><text:span text:style-name="T4">OrganizationAccount</text:span></text:p>
        </draw:rect>
        <draw:g xml:id="id40" draw:id="id40">
          <draw:rect draw:style-name="gr3" draw:text-style-name="P6" draw:layer="layout" svg:width="6.223cm" svg:height="0.635cm" svg:x="4.302cm" svg:y="10.151cm">
            <text:p text:style-name="P11"><text:span text:style-name="T10">AbstractOrganization</text:span><text:span text:style-name="T10">AccountEntity</text:span></text:p>
          </draw:rect>
          <draw:rect draw:style-name="gr3" draw:text-style-name="P4" draw:layer="layout" svg:width="6.223cm" svg:height="0.508cm" svg:x="4.302cm" svg:y="10.786cm">
            <text:p text:style-name="P1"><text:span text:style-name="T1">@MappedSuperclass</text:span></text:p>
          </draw:rect>
          <draw:rect draw:style-name="gr8" draw:text-style-name="P4" draw:layer="layout" svg:width="6.223cm" svg:height="0.762cm" svg:x="4.302cm" svg:y="11.294cm">
            <text:p/>
          </draw:rect>
        </draw:g>
        <draw:connector draw:style-name="gr7" draw:text-style-name="P3" draw:layer="layout" draw:type="line" svg:x1="7.413cm" svg:y1="13.707cm" svg:x2="7.413cm" svg:y2="12.056cm" draw:start-shape="id42" draw:start-glue-point="0" draw:end-shape="id40" draw:end-glue-point="2" svg:d="M7413 13707v-1651">
          <text:p/>
        </draw:connector>
        <draw:g xml:id="id36" draw:id="id36">
          <draw:rect draw:style-name="gr3" draw:text-style-name="P6" draw:layer="layout" svg:width="6.223cm" svg:height="0.635cm" svg:x="13.446cm" svg:y="10.024cm">
            <text:p text:style-name="P11"><text:span text:style-name="T10">AbstractOrganizationEntity</text:span></text:p>
          </draw:rect>
          <draw:rect draw:style-name="gr3" draw:text-style-name="P4" draw:layer="layout" svg:width="6.223cm" svg:height="0.508cm" svg:x="13.446cm" svg:y="10.659cm">
            <text:p text:style-name="P1"><text:span text:style-name="T1">@MappedSuperclass</text:span></text:p>
          </draw:rect>
          <draw:rect draw:style-name="gr8" draw:text-style-name="P4" draw:layer="layout" svg:width="6.223cm" svg:height="0.762cm" svg:x="13.446cm" svg:y="11.167cm">
            <text:p/>
          </draw:rect>
        </draw:g>
        <draw:connector draw:style-name="gr7" draw:text-style-name="P3" draw:layer="layout" draw:type="line" svg:x1="16.557cm" svg:y1="13.58cm" svg:x2="16.557cm" svg:y2="11.929cm" draw:start-shape="id43" draw:start-glue-point="0" draw:end-shape="id36" svg:d="M16557 13580v-1651">
          <text:p/>
        </draw:connector>
        <draw:rect draw:style-name="gr2" draw:text-style-name="P6" xml:id="id37" draw:id="id37" draw:layer="layout" svg:width="2.921cm" svg:height="0.635cm" svg:x="16.748cm" svg:y="4.048cm">
          <text:p text:style-name="P3"><text:span text:style-name="T4">AccountHolder</text:span></text:p>
        </draw:rect>
        <draw:connector draw:style-name="gr5" draw:text-style-name="P4" draw:layer="layout" draw:type="lines" svg:x1="14.589cm" svg:y1="14.85cm" svg:x2="9.636cm" svg:y2="14.85cm" draw:start-shape="id43" draw:start-glue-point="3" draw:end-shape="id42" draw:end-glue-point="1" svg:d="M14589 14850h-501-3951-501">
          <text:p text:style-name="P3"><text:span text:style-name="T3">providedAccounts / provider</text:span></text:p>
          <text:p text:style-name="P3"><text:span text:style-name="T3"/></text:p>
        </draw:connector>
        <draw:connector draw:style-name="gr10" draw:text-style-name="P4" draw:layer="layout" svg:x1="22.844cm" svg:y1="14.843cm" svg:x2="18.526cm" svg:y2="14.85cm" draw:start-shape="id44" draw:start-glue-point="3" draw:end-shape="id43" draw:end-glue-point="1" svg:d="M22844 14843h-2159v7h-2159">
          <text:p text:style-name="P3"><text:span text:style-name="T3">holder / heldAccounts</text:span></text:p>
          <text:p text:style-name="P3"><text:span text:style-name="T3"/></text:p>
        </draw:connector>
        <draw:connector draw:style-name="gr9" draw:text-style-name="P3" draw:layer="layout" svg:x1="23.352cm" svg:y1="4.365cm" svg:x2="19.669cm" svg:y2="4.365cm" draw:start-shape="id45" draw:start-glue-point="3" draw:end-shape="id37" draw:end-glue-point="1" svg:d="M23352 4365h-3683">
          <text:p text:style-name="P3"><text:span text:style-name="T3">holder / heldAccounts</text:span></text:p>
          <text:p text:style-name="P3"><text:span text:style-name="T3"/></text:p>
          <text:p text:style-name="P3"><text:span text:style-name="T3"/></text:p>
        </draw:connector>
        <draw:connector draw:style-name="gr9" draw:text-style-name="P3" draw:layer="layout" svg:x1="4.429cm" svg:y1="4.372cm" svg:x2="13.573cm" svg:y2="4.365cm" draw:start-shape="id39" draw:start-glue-point="1" draw:end-shape="id35" draw:end-glue-point="3" svg:d="M4429 4372h4572v-7h4572">
          <text:p text:style-name="P3"><text:span text:style-name="T3">providedAccounts / provider</text:span></text:p>
          <text:p text:style-name="P3"><text:span text:style-name="T3"/></text:p>
          <text:p text:style-name="P3"><text:span text:style-name="T3"/></text:p>
          <text:p text:style-name="P3"><text:span text:style-name="T3"/></text:p>
        </draw:connector>
        <draw:line draw:style-name="gr11" draw:text-style-name="P5" draw:layer="layout" svg:x1="12.176cm" svg:y1="14.088cm" svg:x2="12.176cm" svg:y2="4.69cm">
          <text:p text:style-name="P5"><text:span text:style-name="T1">Implements</text:span></text:p>
          <text:p text:style-name="P5"><text:span text:style-name="T1"/></text:p>
        </draw:line>
        <draw:frame draw:style-name="gr13" draw:text-style-name="P14" draw:layer="layout" svg:width="6.096cm" svg:height="1.307cm" svg:x="20.685cm" svg:y="15.224cm">
          <draw:text-box>
            <text:p><text:span text:style-name="T3">Held accounts can be organization accounts or service provider accounts</text:span></text:p>
          </draw:text-box>
        </draw:frame>
        <draw:rect draw:style-name="gr3" draw:text-style-name="P6" xml:id="id44" draw:id="id44" draw:layer="layout" svg:width="3.429cm" svg:height="0.508cm" svg:x="22.844cm" svg:y="14.589cm">
          <text:p text:style-name="P11"><text:span text:style-name="T10">AccountEntity</text:span></text:p>
        </draw:rect>
        <draw:rect draw:style-name="gr2" draw:text-style-name="P6" xml:id="id45" draw:id="id45" draw:layer="layout" svg:width="2.413cm" svg:height="0.635cm" svg:x="23.352cm" svg:y="4.048cm">
          <text:p text:style-name="P11"><text:span text:style-name="T4">Account</text:span></text:p>
        </draw:rect>
        <draw:rect draw:style-name="gr3" draw:text-style-name="P6" xml:id="id46" draw:id="id46" draw:layer="layout" svg:width="3.937cm" svg:height="0.635cm" svg:x="22.59cm" svg:y="7.096cm">
          <text:p text:style-name="P11"><text:span text:style-name="T10">AbstractAccountEntity</text:span></text:p>
        </draw:rect>
        <draw:rect draw:style-name="gr3" draw:text-style-name="P6" xml:id="id41" draw:id="id41" draw:layer="layout" svg:width="3.683cm" svg:height="0.635cm" svg:x="5.572cm" svg:y="7.096cm">
          <text:p text:style-name="P11"><text:span text:style-name="T10">AbstractAccountEntity</text:span></text:p>
        </draw:rect>
        <draw:connector draw:style-name="gr7" draw:text-style-name="P3" draw:layer="layout" draw:type="line" svg:x1="24.558cm" svg:y1="14.589cm" svg:x2="24.558cm" svg:y2="7.731cm" draw:start-shape="id44" draw:start-glue-point="0" draw:end-shape="id46" svg:d="M24558 14589v-6858">
          <text:p/>
        </draw:connector>
        <draw:connector draw:style-name="gr7" draw:text-style-name="P3" draw:layer="layout" draw:type="line" svg:x1="24.558cm" svg:y1="7.096cm" svg:x2="24.558cm" svg:y2="4.683cm" draw:start-shape="id46" draw:start-glue-point="0" draw:end-shape="id45" draw:end-glue-point="2" svg:d="M24558 7096v-2413">
          <text:p/>
        </draw:connector>
        <draw:line draw:style-name="gr11" draw:text-style-name="P5" draw:layer="layout" svg:x1="21.066cm" svg:y1="14.208cm" svg:x2="21.066cm" svg:y2="4.556cm">
          <text:p text:style-name="P5"><text:span text:style-name="T1">Implements</text:span></text:p>
          <text:p text:style-name="P5"><text:span text:style-name="T1"/></text:p>
        </draw:line>
      </draw:page>
      <draw:page draw:name="page5" draw:style-name="dp1" draw:master-page-name="Default">
        <draw:frame draw:style-name="gr6" draw:layer="layout" svg:width="5.036cm" svg:height="0.963cm" svg:x="0.964cm" svg:y="1.054cm">
          <draw:text-box>
            <text:p>Security Module</text:p>
          </draw:text-box>
        </draw:frame>
        <draw:g>
          <draw:rect draw:style-name="gr1" draw:text-style-name="P2" draw:layer="layout" svg:width="8.509cm" svg:height="2.667cm" svg:x="1.002cm" svg:y="17.925cm">
            <text:p text:style-name="P1"><text:span text:style-name="T1">Legend</text:span></text:p>
          </draw:rect>
          <draw:rect draw:style-name="gr2" draw:text-style-name="P4" draw:layer="layout" svg:width="2.667cm" svg:height="0.635cm" svg:x="1.764cm" svg:y="18.56cm">
            <text:p text:style-name="P3"><text:span text:style-name="T2">Interface</text:span></text:p>
          </draw:rect>
          <draw:rect draw:style-name="gr3" draw:text-style-name="P4" draw:layer="layout" svg:width="2.667cm" svg:height="0.635cm" svg:x="1.764cm" svg:y="19.449cm">
            <text:p text:style-name="P3"><text:span text:style-name="T3">Class</text:span></text:p>
          </draw:rect>
          <draw:connector draw:style-name="gr4" draw:text-style-name="P5" draw:layer="layout" draw:type="line" svg:x1="5.489cm" svg:y1="20.084cm" svg:x2="5.447cm" svg:y2="18.517cm" svg:d="M5489 20084l-42-1567">
            <text:p text:style-name="P3"><text:span text:style-name="T1">Inheritance</text:span></text:p>
          </draw:connector>
          <draw:connector draw:style-name="gr5" draw:text-style-name="P4" draw:layer="layout" draw:type="line" svg:x1="6.59cm" svg:y1="19.29cm" svg:x2="9.051cm" svg:y2="19.263cm" svg:d="M6590 19290l2461-27">
            <text:p text:style-name="P3"><text:span text:style-name="T3">OneToMany</text:span></text:p>
            <text:p text:style-name="P3"><text:span text:style-name="T3"/></text:p>
          </draw:connector>
        </draw:g>
        <draw:connector draw:style-name="gr7" draw:text-style-name="P3" draw:layer="layout" draw:type="line" svg:x1="23.542cm" svg:y1="10.017cm" svg:x2="23.542cm" svg:y2="7.604cm" draw:start-shape="id47" draw:start-glue-point="0" draw:end-shape="id48" draw:end-glue-point="2" svg:d="M23542 10017v-2413">
          <text:p/>
        </draw:connector>
        <draw:connector draw:style-name="gr7" draw:text-style-name="P3" draw:layer="layout" draw:type="line" svg:x1="23.542cm" svg:y1="13.7cm" svg:x2="23.542cm" svg:y2="11.922cm" draw:start-shape="id49" draw:start-glue-point="0" draw:end-shape="id50" svg:d="M23542 13700v-1778">
          <text:p/>
        </draw:connector>
        <draw:g xml:id="id61" draw:id="id61">
          <draw:rect draw:style-name="gr3" draw:text-style-name="P6" xml:id="id49" draw:id="id49" draw:layer="layout" svg:width="3.937cm" svg:height="0.635cm" svg:x="21.574cm" svg:y="13.7cm">
            <text:p text:style-name="P11"><text:span text:style-name="T10">UserEntity</text:span></text:p>
          </draw:rect>
          <draw:rect draw:style-name="gr3" draw:text-style-name="P4" draw:layer="layout" svg:width="3.937cm" svg:height="0.762cm" svg:x="21.574cm" svg:y="14.335cm">
            <text:p text:style-name="P1"><text:span text:style-name="T1">@Entity</text:span></text:p>
            <text:p text:style-name="P1"><text:span text:style-name="T1">@Table=”users”</text:span></text:p>
          </draw:rect>
          <draw:rect draw:style-name="gr8" draw:text-style-name="P4" draw:layer="layout" svg:width="3.937cm" svg:height="0.762cm" svg:x="21.574cm" svg:y="15.097cm">
            <text:p/>
          </draw:rect>
        </draw:g>
        <draw:g xml:id="id50" draw:id="id50">
          <draw:rect draw:style-name="gr3" draw:text-style-name="P6" xml:id="id47" draw:id="id47" draw:layer="layout" svg:width="5.207cm" svg:height="0.635cm" svg:x="20.939cm" svg:y="10.017cm">
            <text:p text:style-name="P11"><text:span text:style-name="T10">AbstractUserEntity</text:span></text:p>
          </draw:rect>
          <draw:rect draw:style-name="gr3" draw:text-style-name="P4" draw:layer="layout" svg:width="5.207cm" svg:height="0.508cm" svg:x="20.939cm" svg:y="10.652cm">
            <text:p text:style-name="P1"><text:span text:style-name="T1">@MappedSuperclass</text:span></text:p>
          </draw:rect>
          <draw:rect draw:style-name="gr8" draw:text-style-name="P4" draw:layer="layout" svg:width="5.207cm" svg:height="0.762cm" svg:x="20.939cm" svg:y="11.16cm">
            <text:p/>
          </draw:rect>
        </draw:g>
        <draw:g xml:id="id48" draw:id="id48">
          <draw:rect draw:style-name="gr2" draw:text-style-name="P6" draw:layer="layout" svg:width="5.969cm" svg:height="0.635cm" svg:x="20.558cm" svg:y="6.08cm">
            <text:p text:style-name="P3"><text:span text:style-name="T10">User</text:span></text:p>
          </draw:rect>
          <draw:rect draw:style-name="gr2" draw:text-style-name="P2" draw:layer="layout" svg:width="5.969cm" svg:height="0.889cm" svg:x="20.558cm" svg:y="6.715cm">
            <text:p text:style-name="P1"><text:span text:style-name="T11">Set&lt;GroupMember&gt; getMemberships()</text:span></text:p>
            <text:p text:style-name="P1"><text:span text:style-name="T11">void setMemberships(Set&lt;GroupMember&gt;)</text:span></text:p>
          </draw:rect>
        </draw:g>
        <draw:connector draw:style-name="gr7" draw:text-style-name="P3" draw:layer="layout" draw:type="line" svg:x1="13.763cm" svg:y1="10.017cm" svg:x2="13.7cm" svg:y2="7.858cm" draw:start-shape="id51" draw:start-glue-point="0" draw:end-shape="id52" draw:end-glue-point="2" svg:d="M13763 10017l-63-2159">
          <text:p/>
        </draw:connector>
        <draw:connector draw:style-name="gr7" draw:text-style-name="P3" draw:layer="layout" draw:type="line" svg:x1="13.763cm" svg:y1="13.7cm" svg:x2="13.763cm" svg:y2="11.922cm" draw:start-shape="id53" draw:start-glue-point="0" draw:end-shape="id54" svg:d="M13763 13700v-1778">
          <text:p/>
        </draw:connector>
        <draw:g xml:id="id59" draw:id="id59">
          <draw:rect draw:style-name="gr3" draw:text-style-name="P6" xml:id="id53" draw:id="id53" draw:layer="layout" svg:width="3.937cm" svg:height="0.635cm" svg:x="11.795cm" svg:y="13.7cm">
            <text:p text:style-name="P11"><text:span text:style-name="T10">GroupMemberEntity</text:span></text:p>
          </draw:rect>
          <draw:rect draw:style-name="gr3" draw:text-style-name="P4" draw:layer="layout" svg:width="3.937cm" svg:height="0.762cm" svg:x="11.795cm" svg:y="14.335cm">
            <text:p text:style-name="P1"><text:span text:style-name="T1">@Entity</text:span></text:p>
            <text:p text:style-name="P1"><text:span text:style-name="T1">@Table=”group_members”</text:span></text:p>
          </draw:rect>
          <draw:rect draw:style-name="gr8" draw:text-style-name="P4" draw:layer="layout" svg:width="3.937cm" svg:height="0.762cm" svg:x="11.795cm" svg:y="15.097cm">
            <text:p/>
          </draw:rect>
        </draw:g>
        <draw:g xml:id="id54" draw:id="id54">
          <draw:rect draw:style-name="gr3" draw:text-style-name="P6" xml:id="id51" draw:id="id51" draw:layer="layout" svg:width="5.207cm" svg:height="0.635cm" svg:x="11.16cm" svg:y="10.017cm">
            <text:p text:style-name="P11"><text:span text:style-name="T10">AbstractGroupMember</text:span><text:span text:style-name="T10">Entity</text:span></text:p>
          </draw:rect>
          <draw:rect draw:style-name="gr3" draw:text-style-name="P4" draw:layer="layout" svg:width="5.207cm" svg:height="0.508cm" svg:x="11.16cm" svg:y="10.652cm">
            <text:p text:style-name="P1"><text:span text:style-name="T1">@MappedSuperclass</text:span></text:p>
          </draw:rect>
          <draw:rect draw:style-name="gr8" draw:text-style-name="P4" draw:layer="layout" svg:width="5.207cm" svg:height="0.762cm" svg:x="11.16cm" svg:y="11.16cm">
            <text:p/>
          </draw:rect>
        </draw:g>
        <draw:g xml:id="id52" draw:id="id52">
          <draw:rect draw:style-name="gr2" draw:text-style-name="P6" draw:layer="layout" svg:width="5.588cm" svg:height="0.635cm" svg:x="10.906cm" svg:y="5.826cm">
            <text:p text:style-name="P3"><text:span text:style-name="T10">GroupMember</text:span></text:p>
          </draw:rect>
          <draw:rect draw:style-name="gr2" draw:text-style-name="P2" draw:layer="layout" svg:width="5.588cm" svg:height="1.397cm" svg:x="10.906cm" svg:y="6.461cm">
            <text:p text:style-name="P1"><text:span text:style-name="T11">Group getGroup()</text:span></text:p>
            <text:p text:style-name="P1"><text:span text:style-name="T11">User getUser()</text:span></text:p>
            <text:p text:style-name="P1"><text:span text:style-name="T11">void setGroup(Group)</text:span></text:p>
            <text:p text:style-name="P1"><text:span text:style-name="T11">Void setUser(User)</text:span></text:p>
          </draw:rect>
        </draw:g>
        <draw:connector draw:style-name="gr7" draw:text-style-name="P3" draw:layer="layout" draw:type="line" svg:x1="4.619cm" svg:y1="10.017cm" svg:x2="4.619cm" svg:y2="7.604cm" draw:start-shape="id55" draw:start-glue-point="0" draw:end-shape="id56" svg:d="M4619 10017v-2413">
          <text:p/>
        </draw:connector>
        <draw:connector draw:style-name="gr7" draw:text-style-name="P3" draw:layer="layout" draw:type="line" svg:x1="4.619cm" svg:y1="13.7cm" svg:x2="4.619cm" svg:y2="11.922cm" draw:start-shape="id57" draw:start-glue-point="0" draw:end-shape="id58" svg:d="M4619 13700v-1778">
          <text:p/>
        </draw:connector>
        <draw:g xml:id="id60" draw:id="id60">
          <draw:rect draw:style-name="gr3" draw:text-style-name="P6" xml:id="id57" draw:id="id57" draw:layer="layout" svg:width="3.937cm" svg:height="0.635cm" svg:x="2.651cm" svg:y="13.7cm">
            <text:p text:style-name="P11"><text:span text:style-name="T10">GroupEntity</text:span></text:p>
          </draw:rect>
          <draw:rect draw:style-name="gr3" draw:text-style-name="P4" draw:layer="layout" svg:width="3.937cm" svg:height="0.762cm" svg:x="2.651cm" svg:y="14.335cm">
            <text:p text:style-name="P1"><text:span text:style-name="T1">@Entity</text:span></text:p>
            <text:p text:style-name="P1"><text:span text:style-name="T1">@Table=”groups”</text:span></text:p>
          </draw:rect>
          <draw:rect draw:style-name="gr8" draw:text-style-name="P4" draw:layer="layout" svg:width="3.937cm" svg:height="0.762cm" svg:x="2.651cm" svg:y="15.097cm">
            <text:p/>
          </draw:rect>
        </draw:g>
        <draw:g xml:id="id58" draw:id="id58">
          <draw:rect draw:style-name="gr3" draw:text-style-name="P6" xml:id="id55" draw:id="id55" draw:layer="layout" svg:width="5.207cm" svg:height="0.635cm" svg:x="2.016cm" svg:y="10.017cm">
            <text:p text:style-name="P11"><text:span text:style-name="T10">AbstractGroupEntity</text:span></text:p>
          </draw:rect>
          <draw:rect draw:style-name="gr3" draw:text-style-name="P4" draw:layer="layout" svg:width="5.207cm" svg:height="0.508cm" svg:x="2.016cm" svg:y="10.652cm">
            <text:p text:style-name="P1"><text:span text:style-name="T1">@MappedSuperclass</text:span></text:p>
          </draw:rect>
          <draw:rect draw:style-name="gr8" draw:text-style-name="P4" draw:layer="layout" svg:width="5.207cm" svg:height="0.762cm" svg:x="2.016cm" svg:y="11.16cm">
            <text:p/>
          </draw:rect>
        </draw:g>
        <draw:g xml:id="id56" draw:id="id56">
          <draw:rect draw:style-name="gr2" draw:text-style-name="P6" draw:layer="layout" svg:width="5.969cm" svg:height="0.635cm" svg:x="1.635cm" svg:y="6.08cm">
            <text:p text:style-name="P3"><text:span text:style-name="T10">Group</text:span></text:p>
          </draw:rect>
          <draw:rect draw:style-name="gr2" draw:text-style-name="P2" draw:layer="layout" svg:width="5.969cm" svg:height="0.889cm" svg:x="1.635cm" svg:y="6.715cm">
            <text:p text:style-name="P1"><text:span text:style-name="T11">Set&lt;GroupMember&gt; getMembers()</text:span></text:p>
            <text:p text:style-name="P1"><text:span text:style-name="T11">void setMembers(Set&lt;GroupMember</text:span><text:span text:style-name="T11">&gt;)</text:span></text:p>
          </draw:rect>
        </draw:g>
        <draw:connector draw:style-name="gr9" draw:text-style-name="P3" draw:layer="layout" svg:x1="10.906cm" svg:y1="6.842cm" svg:x2="7.604cm" svg:y2="6.842cm" draw:start-shape="id52" draw:start-glue-point="3" draw:end-shape="id56" draw:end-glue-point="1" svg:d="M10906 6842h-3302">
          <text:p text:style-name="P3"><text:span text:style-name="T3">group / members</text:span></text:p>
          <text:p text:style-name="P3"><text:span text:style-name="T3"/></text:p>
          <text:p text:style-name="P3"><text:span text:style-name="T3"/></text:p>
        </draw:connector>
        <draw:connector draw:style-name="gr9" draw:text-style-name="P3" draw:layer="layout" svg:x1="16.494cm" svg:y1="6.842cm" svg:x2="20.558cm" svg:y2="6.842cm" draw:start-shape="id52" draw:start-glue-point="1" draw:end-shape="id48" draw:end-glue-point="3" svg:d="M16494 6842h4064">
          <text:p text:style-name="P3"><text:span text:style-name="T3">memberships / user</text:span></text:p>
          <text:p text:style-name="P3"><text:span text:style-name="T3"/></text:p>
          <text:p text:style-name="P3"><text:span text:style-name="T3"/></text:p>
        </draw:connector>
        <draw:connector draw:style-name="gr9" draw:text-style-name="P3" draw:layer="layout" svg:x1="11.795cm" svg:y1="14.779cm" svg:x2="6.588cm" svg:y2="14.779cm" draw:start-shape="id59" draw:start-glue-point="3" draw:end-shape="id60" draw:end-glue-point="1" svg:d="M11795 14779h-5207">
          <text:p text:style-name="P3"><text:span text:style-name="T3">group / members</text:span></text:p>
          <text:p text:style-name="P3"><text:span text:style-name="T3"/></text:p>
          <text:p text:style-name="P3"><text:span text:style-name="T3"/></text:p>
        </draw:connector>
        <draw:connector draw:style-name="gr9" draw:text-style-name="P3" draw:layer="layout" svg:x1="15.732cm" svg:y1="14.779cm" svg:x2="21.574cm" svg:y2="14.779cm" draw:start-shape="id59" draw:start-glue-point="1" draw:end-shape="id61" draw:end-glue-point="3" svg:d="M15732 14779h5842">
          <text:p text:style-name="P3"><text:span text:style-name="T3">memberships / user</text:span></text:p>
          <text:p text:style-name="P3"><text:span text:style-name="T3"/></text:p>
          <text:p text:style-name="P3"><text:span text:style-name="T3"/></text:p>
        </draw:connector>
        <draw:line draw:style-name="gr11" draw:text-style-name="P5" draw:layer="layout" svg:x1="8.485cm" svg:y1="14.081cm" svg:x2="8.417cm" svg:y2="6.969cm">
          <text:p text:style-name="P5"><text:span text:style-name="T1">Implements</text:span></text:p>
          <text:p text:style-name="P5"><text:span text:style-name="T1"/></text:p>
        </draw:line>
        <draw:line draw:style-name="gr11" draw:text-style-name="P5" draw:layer="layout" svg:x1="18.399cm" svg:y1="14.081cm" svg:x2="18.331cm" svg:y2="6.969cm">
          <text:p text:style-name="P5"><text:span text:style-name="T1">Implements</text:span></text:p>
          <text:p text:style-name="P5"><text:span text:style-name="T1"/></text:p>
        </draw:line>
      </draw:page>
      <draw:page draw:name="page6" draw:style-name="dp1" draw:master-page-name="Default">
        <draw:frame draw:style-name="gr6" draw:layer="layout" svg:width="6.835cm" svg:height="0.963cm" svg:x="0.964cm" svg:y="1.055cm">
          <draw:text-box>
            <text:p>Security Module (cont)</text:p>
          </draw:text-box>
        </draw:frame>
        <draw:g>
          <draw:rect draw:style-name="gr1" draw:text-style-name="P2" draw:layer="layout" svg:width="8.509cm" svg:height="2.667cm" svg:x="1.003cm" svg:y="17.926cm">
            <text:p text:style-name="P1"><text:span text:style-name="T1">Legend</text:span></text:p>
          </draw:rect>
          <draw:rect draw:style-name="gr2" draw:text-style-name="P4" draw:layer="layout" svg:width="2.667cm" svg:height="0.635cm" svg:x="1.765cm" svg:y="18.561cm">
            <text:p text:style-name="P3"><text:span text:style-name="T2">Interface</text:span></text:p>
          </draw:rect>
          <draw:rect draw:style-name="gr3" draw:text-style-name="P4" draw:layer="layout" svg:width="2.667cm" svg:height="0.635cm" svg:x="1.765cm" svg:y="19.45cm">
            <text:p text:style-name="P3"><text:span text:style-name="T3">Class</text:span></text:p>
          </draw:rect>
          <draw:connector draw:style-name="gr4" draw:text-style-name="P5" draw:layer="layout" draw:type="line" svg:x1="5.49cm" svg:y1="20.085cm" svg:x2="5.448cm" svg:y2="18.518cm" svg:d="M5490 20085l-42-1567">
            <text:p text:style-name="P3"><text:span text:style-name="T1">Inheritance</text:span></text:p>
          </draw:connector>
          <draw:connector draw:style-name="gr5" draw:text-style-name="P4" draw:layer="layout" draw:type="line" svg:x1="6.591cm" svg:y1="19.291cm" svg:x2="9.052cm" svg:y2="19.264cm" svg:d="M6591 19291l2461-27">
            <text:p text:style-name="P3"><text:span text:style-name="T3">OneToMany</text:span></text:p>
            <text:p text:style-name="P3"><text:span text:style-name="T3"/></text:p>
          </draw:connector>
        </draw:g>
        <draw:frame draw:style-name="gr6" draw:layer="layout" svg:width="4.757cm" svg:height="2.387cm" svg:x="10.652cm" svg:y="4.429cm">
          <draw:text-box>
            <text:p>Add:</text:p>
            <text:p>Authority</text:p>
            <text:p>GroupAuthority</text:p>
          </draw:text-box>
        </draw:frame>
      </draw:page>
      <draw:page draw:name="page7" draw:style-name="dp1" draw:master-page-name="Default">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6" draw:text-style-name="P12" draw:layer="layout" svg:width="7.402cm" svg:height="0.963cm" svg:x="0.964cm" svg:y="1.053cm">
          <draw:text-box>
            <text:p text:style-name="P12">Service Provider Module</text:p>
          </draw:text-box>
        </draw:frame>
        <draw:g xml:id="id69" draw:id="id69">
          <draw:rect draw:style-name="gr3" draw:text-style-name="P6" draw:layer="layout" svg:width="4.952cm" svg:height="0.508cm" svg:x="7.605cm" svg:y="13.446cm">
            <text:p text:style-name="P11"><text:span text:style-name="T10">ServiceProviderAccountEntity</text:span></text:p>
          </draw:rect>
          <draw:rect draw:style-name="gr3" draw:text-style-name="P4" draw:layer="layout" svg:width="4.952cm" svg:height="0.762cm" svg:x="7.605cm" svg:y="13.954cm">
            <text:p text:style-name="P1"><text:span text:style-name="T1">@Entity</text:span></text:p>
            <text:p text:style-name="P1"><text:span text:style-name="T1">@Table=”service_provider_accounts”</text:span></text:p>
          </draw:rect>
          <draw:rect draw:style-name="gr8" draw:text-style-name="P4" draw:layer="layout" svg:width="4.952cm" svg:height="1.143cm" svg:x="7.605cm" svg:y="14.716cm">
            <text:p/>
          </draw:rect>
        </draw:g>
        <draw:g xml:id="id66" draw:id="id66">
          <draw:rect draw:style-name="gr3" draw:text-style-name="P6" draw:layer="layout" svg:width="3.936cm" svg:height="0.508cm" svg:x="17.384cm" svg:y="13.319cm">
            <text:p text:style-name="P11"><text:span text:style-name="T10">ServiceProviderEntity</text:span></text:p>
          </draw:rect>
          <draw:rect draw:style-name="gr3" draw:text-style-name="P4" draw:layer="layout" svg:width="3.937cm" svg:height="1.27cm" svg:x="17.383cm" svg:y="13.827cm">
            <text:p text:style-name="P1"><text:span text:style-name="T1">@Entity</text:span></text:p>
            <text:p text:style-name="P1"><text:span text:style-name="T1">@Table=”service_providers”</text:span></text:p>
            <text:p text:style-name="P1"><text:span text:style-name="T1">@Inheritance(type=JOINED)</text:span></text:p>
          </draw:rect>
          <draw:rect draw:style-name="gr8" draw:text-style-name="P4" draw:layer="layout" svg:width="3.937cm" svg:height="0.762cm" svg:x="17.383cm" svg:y="15.097cm">
            <text:p/>
          </draw:rect>
        </draw:g>
        <draw:rect draw:style-name="gr2" draw:text-style-name="P6" xml:id="id65" draw:id="id65" draw:layer="layout" svg:width="2.794cm" svg:height="0.635cm" svg:x="3.54cm" svg:y="4.175cm">
          <text:p text:style-name="P11"><text:span text:style-name="T4">Account</text:span></text:p>
        </draw:rect>
        <draw:g xml:id="id62" draw:id="id62">
          <draw:rect draw:style-name="gr3" draw:text-style-name="P6" draw:layer="layout" svg:width="6.223cm" svg:height="0.635cm" svg:x="6.969cm" svg:y="9.763cm">
            <text:p text:style-name="P11"><text:span text:style-name="T10">AbstractServiceProviderAccountEntity</text:span></text:p>
          </draw:rect>
          <draw:rect draw:style-name="gr3" draw:text-style-name="P4" draw:layer="layout" svg:width="6.223cm" svg:height="0.508cm" svg:x="6.969cm" svg:y="10.398cm">
            <text:p text:style-name="P1"><text:span text:style-name="T1">@MappedSuperclass</text:span></text:p>
          </draw:rect>
          <draw:rect draw:style-name="gr8" draw:text-style-name="P4" draw:layer="layout" svg:width="6.223cm" svg:height="0.762cm" svg:x="6.969cm" svg:y="10.906cm">
            <text:p/>
          </draw:rect>
        </draw:g>
        <draw:rect draw:style-name="gr2" draw:text-style-name="P6" xml:id="id70" draw:id="id70" draw:layer="layout" svg:width="2.667cm" svg:height="0.635cm" svg:x="22.844cm" svg:y="7.096cm">
          <text:p text:style-name="P11"><text:span text:style-name="T4">ServiceProvider</text:span></text:p>
        </draw:rect>
        <draw:rect draw:style-name="gr2" draw:text-style-name="P6" xml:id="id64" draw:id="id64" draw:layer="layout" svg:width="4.318cm" svg:height="0.635cm" svg:x="2.778cm" svg:y="7.096cm">
          <text:p text:style-name="P11"><text:span text:style-name="T4">ServiceProviderAccount</text:span></text:p>
        </draw:rect>
        <draw:connector draw:style-name="gr7" draw:text-style-name="P3" draw:layer="layout" draw:type="line" svg:x1="10.081cm" svg:y1="13.446cm" svg:x2="10.08cm" svg:y2="11.668cm" draw:end-shape="id62" svg:d="M10081 13446l-1-1778">
          <text:p/>
        </draw:connector>
        <draw:connector draw:style-name="gr7" draw:text-style-name="P3" draw:layer="layout" draw:type="line" svg:x1="10.08cm" svg:y1="9.763cm" svg:x2="10.08cm" svg:y2="7.731cm" draw:start-shape="id62" draw:start-glue-point="0" draw:end-shape="id63" svg:d="M10080 9763v-2032">
          <text:p/>
        </draw:connector>
        <draw:connector draw:style-name="gr7" draw:text-style-name="P3" draw:layer="layout" draw:type="line" svg:x1="10.08cm" svg:y1="9.763cm" svg:x2="4.937cm" svg:y2="7.731cm" draw:start-shape="id62" draw:start-glue-point="0" draw:end-shape="id64" draw:end-glue-point="2" svg:d="M10080 9763l-5143-2032">
          <text:p/>
        </draw:connector>
        <draw:connector draw:style-name="gr7" draw:text-style-name="P3" draw:layer="layout" draw:type="line" svg:x1="4.937cm" svg:y1="7.096cm" svg:x2="4.937cm" svg:y2="4.81cm" draw:start-shape="id64" draw:start-glue-point="0" draw:end-shape="id65" draw:end-glue-point="2" svg:d="M4937 7096v-2286">
          <text:p/>
        </draw:connector>
        <draw:g xml:id="id67" draw:id="id67">
          <draw:rect draw:style-name="gr3" draw:text-style-name="P6" draw:layer="layout" svg:width="6.223cm" svg:height="0.635cm" svg:x="16.24cm" svg:y="9.89cm">
            <text:p text:style-name="P11"><text:span text:style-name="T10">AbstractServiceProviderEntity</text:span></text:p>
          </draw:rect>
          <draw:rect draw:style-name="gr3" draw:text-style-name="P4" draw:layer="layout" svg:width="6.223cm" svg:height="0.508cm" svg:x="16.24cm" svg:y="10.525cm">
            <text:p text:style-name="P1"><text:span text:style-name="T1">@MappedSuperclass</text:span></text:p>
          </draw:rect>
          <draw:rect draw:style-name="gr8" draw:text-style-name="P4" draw:layer="layout" svg:width="6.223cm" svg:height="0.762cm" svg:x="16.24cm" svg:y="11.033cm">
            <text:p/>
          </draw:rect>
        </draw:g>
        <draw:rect draw:style-name="gr3" draw:text-style-name="P6" xml:id="id68" draw:id="id68" draw:layer="layout" svg:width="5.207cm" svg:height="0.635cm" svg:x="16.748cm" svg:y="7.096cm">
          <text:p text:style-name="P11"><text:span text:style-name="T10">AbstractAccountProviderEntity</text:span></text:p>
        </draw:rect>
        <draw:rect draw:style-name="gr2" draw:text-style-name="P6" xml:id="id71" draw:id="id71" draw:layer="layout" svg:width="3.175cm" svg:height="0.635cm" svg:x="22.59cm" svg:y="4.175cm">
          <text:p text:style-name="P3"><text:span text:style-name="T10">AccountProvider</text:span></text:p>
        </draw:rect>
        <draw:connector draw:style-name="gr7" draw:text-style-name="P3" draw:layer="layout" draw:type="line" svg:x1="19.351cm" svg:y1="13.319cm" svg:x2="19.351cm" svg:y2="11.795cm" draw:start-shape="id66" draw:start-glue-point="0" draw:end-shape="id67" draw:end-glue-point="2" svg:d="M19351 13319v-1524">
          <text:p/>
        </draw:connector>
        <draw:connector draw:style-name="gr7" draw:text-style-name="P3" draw:layer="layout" draw:type="line" svg:x1="19.351cm" svg:y1="9.89cm" svg:x2="19.351cm" svg:y2="7.731cm" draw:start-shape="id67" draw:start-glue-point="0" draw:end-shape="id68" draw:end-glue-point="2" svg:d="M19351 9890v-2159">
          <text:p/>
        </draw:connector>
        <draw:connector draw:style-name="gr5" draw:text-style-name="P4" draw:layer="layout" draw:type="lines" svg:x1="17.383cm" svg:y1="14.589cm" svg:x2="12.557cm" svg:y2="14.652cm" draw:start-shape="id66" draw:start-glue-point="3" draw:end-shape="id69" draw:end-glue-point="1" svg:d="M17383 14589h-501l-3824 63h-501">
          <text:p text:style-name="P3"><text:span text:style-name="T3">providedAccounts / provider</text:span></text:p>
          <text:p text:style-name="P3"><text:span text:style-name="T3"/></text:p>
        </draw:connector>
        <draw:connector draw:style-name="gr7" draw:text-style-name="P3" draw:layer="layout" draw:type="line" svg:x1="10.08cm" svg:y1="7.096cm" svg:x2="4.937cm" svg:y2="4.81cm" draw:start-shape="id63" draw:start-glue-point="0" draw:end-shape="id65" draw:end-glue-point="2" svg:d="M10080 7096l-5143-2286">
          <text:p/>
        </draw:connector>
        <draw:connector draw:style-name="gr7" draw:text-style-name="P3" draw:layer="layout" draw:type="line" svg:x1="19.351cm" svg:y1="9.89cm" svg:x2="24.177cm" svg:y2="7.731cm" draw:start-shape="id67" draw:start-glue-point="0" draw:end-shape="id70" draw:end-glue-point="2" svg:d="M19351 9890l4826-2159">
          <text:p/>
        </draw:connector>
        <draw:connector draw:style-name="gr7" draw:text-style-name="P3" draw:layer="layout" draw:type="line" svg:x1="24.177cm" svg:y1="7.096cm" svg:x2="24.177cm" svg:y2="4.81cm" draw:start-shape="id70" draw:start-glue-point="0" draw:end-shape="id71" draw:end-glue-point="2" svg:d="M24177 7096v-2286">
          <text:p/>
        </draw:connector>
        <draw:connector draw:style-name="gr9" draw:text-style-name="P3" draw:layer="layout" svg:x1="6.334cm" svg:y1="4.492cm" svg:x2="22.59cm" svg:y2="4.492cm" draw:start-shape="id65" draw:start-glue-point="1" draw:end-shape="id71" draw:end-glue-point="3" svg:d="M6334 4492h16256">
          <text:p text:style-name="P3"><text:span text:style-name="T3">providedAccounts / provider</text:span></text:p>
          <text:p text:style-name="P3"><text:span text:style-name="T3"/></text:p>
          <text:p text:style-name="P3"><text:span text:style-name="T3"/></text:p>
        </draw:connector>
        <draw:line draw:style-name="gr11" draw:text-style-name="P5" draw:layer="layout" svg:x1="14.716cm" svg:y1="14.208cm" svg:x2="14.716cm" svg:y2="4.81cm">
          <text:p text:style-name="P5"><text:span text:style-name="T1">Implements</text:span></text:p>
          <text:p text:style-name="P5"><text:span text:style-name="T1"/></text:p>
        </draw:line>
        <draw:connector draw:style-name="gr7" draw:text-style-name="P3" draw:layer="layout" draw:type="line" svg:x1="19.351cm" svg:y1="7.096cm" svg:x2="24.177cm" svg:y2="4.81cm" draw:start-shape="id68" draw:start-glue-point="0" draw:end-shape="id71" draw:end-glue-point="2" svg:d="M19351 7096l4826-2286">
          <text:p/>
        </draw:connector>
        <draw:rect draw:style-name="gr3" draw:text-style-name="P6" xml:id="id63" draw:id="id63" draw:layer="layout" svg:width="3.683cm" svg:height="0.635cm" svg:x="8.239cm" svg:y="7.096cm">
          <text:p text:style-name="P11"><text:span text:style-name="T10">AbstractAccountEntity</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ary Kephart</meta:initial-creator>
    <meta:creation-date>2024-12-12T11:09:44.55</meta:creation-date>
    <dc:date>2025-01-29T00:00:54.83</dc:date>
    <dc:creator>Gary Kephart</dc:creator>
    <meta:editing-duration>PT21H19M43S</meta:editing-duration>
    <meta:editing-cycles>31</meta:editing-cycles>
    <meta:generator>OpenOffice/4.1.15$Win32 OpenOffice.org_project/4115m2$Build-9813</meta:generator>
    <meta:document-statistic meta:object-count="305"/>
  </office:meta>
</office:document-meta>
</file>